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9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20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bench">
      <style:table-properties table:display="true" style:writing-mode="lr-tb"/>
    </style:style>
    <style:style style:name="ta2" style:family="table" style:master-page-name="PageStyle_5f_Graphique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ench" table:style-name="ta1">
        <office:forms form:automatic-focus="false" form:apply-design-mode="false"/>
        <table:shapes>
          <draw:frame draw:z-index="2" draw:style-name="gr1" draw:text-style-name="P1" svg:width="281.01mm" svg:height="184.94mm" svg:x="66.57mm" svg:y="284.16mm">
            <loext:p draw:notify-on-update-of-ranges="bench.A19:bench.A26 bench.B45:bench.B52 bench.A27:bench.A27 bench.E45:bench.E52 bench.A1:bench.A1 bench.E19:bench.E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teal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>
            <draw:frame table:end-cell-address="bench.AC28" table:end-x="10.04mm" table:end-y="1.32mm" draw:z-index="1" draw:name="Graphique 3" draw:style-name="gr2" draw:text-style-name="P2" svg:width="305.32mm" svg:height="140.35mm" svg:x="19.05mm" svg:y="3.84mm">
              <loext:p draw:notify-on-update-of-ranges="bench.A45:bench.A52 bench.B45:bench.B52 bench.C45:bench.C52 bench.D45:bench.D52 bench.E45:bench.E52 bench.F45:bench.F5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formula="of:=POWER(2;[.Q2])" office:value-type="float" office:value="1" calcext:value-type="float">
            <text:p>1</text:p>
          </table:table-cell>
          <table:table-cell office:value-type="float" office:value="0.0001924" calcext:value-type="float">
            <text:p>0,0001924</text:p>
          </table:table-cell>
          <table:table-cell office:value-type="float" office:value="0.0006343" calcext:value-type="float">
            <text:p>0,0006343</text:p>
          </table:table-cell>
          <table:table-cell office:value-type="float" office:value="0.0005197" calcext:value-type="float">
            <text:p>0,0005197</text:p>
          </table:table-cell>
          <table:table-cell office:value-type="float" office:value="0.0003335" calcext:value-type="float">
            <text:p>0,0003335</text:p>
          </table:table-cell>
          <table:table-cell office:value-type="float" office:value="0.0001998" calcext:value-type="float">
            <text:p>0,0001998</text:p>
          </table:table-cell>
          <table:table-cell office:value-type="float" office:value="0.0002219" calcext:value-type="float">
            <text:p>0,0002219</text:p>
          </table:table-cell>
          <table:table-cell office:value-type="float" office:value="0.0002799" calcext:value-type="float">
            <text:p>0,0002799</text:p>
          </table:table-cell>
          <table:table-cell office:value-type="float" office:value="0.0002288" calcext:value-type="float">
            <text:p>0,0002288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2662" calcext:value-type="float">
            <text:p>0,0002662</text:p>
          </table:table-cell>
          <table:table-cell office:value-type="float" office:value="0.0003145" calcext:value-type="float">
            <text:p>0,0003145</text:p>
          </table:table-cell>
          <table:table-cell office:value-type="float" office:value="0.0003169" calcext:value-type="float">
            <text:p>0,0003169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POWER(2;[.Q3])" office:value-type="float" office:value="2" calcext:value-type="float">
            <text:p>2</text:p>
          </table:table-cell>
          <table:table-cell office:value-type="float" office:value="0.0001806" calcext:value-type="float">
            <text:p>0,0001806</text:p>
          </table:table-cell>
          <table:table-cell office:value-type="float" office:value="0.0004317" calcext:value-type="float">
            <text:p>0,0004317</text:p>
          </table:table-cell>
          <table:table-cell office:value-type="float" office:value="0.0002099" calcext:value-type="float">
            <text:p>0,0002099</text:p>
          </table:table-cell>
          <table:table-cell office:value-type="float" office:value="0.0003565" calcext:value-type="float">
            <text:p>0,0003565</text:p>
          </table:table-cell>
          <table:table-cell office:value-type="float" office:value="0.0003246" calcext:value-type="float">
            <text:p>0,0003246</text:p>
          </table:table-cell>
          <table:table-cell office:value-type="float" office:value="0.0002737" calcext:value-type="float">
            <text:p>0,0002737</text:p>
          </table:table-cell>
          <table:table-cell office:value-type="float" office:value="0.0002645" calcext:value-type="float">
            <text:p>0,0002645</text:p>
          </table:table-cell>
          <table:table-cell office:value-type="float" office:value="0.0003319" calcext:value-type="float">
            <text:p>0,0003319</text:p>
          </table:table-cell>
          <table:table-cell office:value-type="float" office:value="0.0002358" calcext:value-type="float">
            <text:p>0,0002358</text:p>
          </table:table-cell>
          <table:table-cell office:value-type="float" office:value="0.0003002" calcext:value-type="float">
            <text:p>0,0003002</text:p>
          </table:table-cell>
          <table:table-cell office:value-type="float" office:value="0.0003036" calcext:value-type="float">
            <text:p>0,0003036</text:p>
          </table:table-cell>
          <table:table-cell office:value-type="float" office:value="0.0003755" calcext:value-type="float">
            <text:p>0,0003755</text:p>
          </table:table-cell>
          <table:table-cell office:value-type="float" office:value="0.0004898" calcext:value-type="float">
            <text:p>0,0004898</text:p>
          </table:table-cell>
          <table:table-cell office:value-type="float" office:value="0.0003044" calcext:value-type="float">
            <text:p>0,0003044</text:p>
          </table:table-cell>
          <table:table-cell office:value-type="float" office:value="0.0004648" calcext:value-type="float">
            <text:p>0,0004648</text:p>
          </table:table-cell>
          <table:table-cell table:formula="of:=[.Q2]+1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formula="of:=POWER(2;[.Q4])" office:value-type="float" office:value="4" calcext:value-type="float">
            <text:p>4</text:p>
          </table:table-cell>
          <table:table-cell office:value-type="float" office:value="0.0001965" calcext:value-type="float">
            <text:p>0,0001965</text:p>
          </table:table-cell>
          <table:table-cell office:value-type="float" office:value="0.0005443" calcext:value-type="float">
            <text:p>0,0005443</text:p>
          </table:table-cell>
          <table:table-cell office:value-type="float" office:value="0.0009438" calcext:value-type="float">
            <text:p>0,0009438</text:p>
          </table:table-cell>
          <table:table-cell office:value-type="float" office:value="0.000457" calcext:value-type="float">
            <text:p>0,000457</text:p>
          </table:table-cell>
          <table:table-cell office:value-type="float" office:value="0.0003024" calcext:value-type="float">
            <text:p>0,0003024</text:p>
          </table:table-cell>
          <table:table-cell office:value-type="float" office:value="0.0002262" calcext:value-type="float">
            <text:p>0,0002262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002929" calcext:value-type="float">
            <text:p>0,0002929</text:p>
          </table:table-cell>
          <table:table-cell office:value-type="float" office:value="0.0003654" calcext:value-type="float">
            <text:p>0,0003654</text:p>
          </table:table-cell>
          <table:table-cell office:value-type="float" office:value="0.0002985" calcext:value-type="float">
            <text:p>0,0002985</text:p>
          </table:table-cell>
          <table:table-cell office:value-type="float" office:value="0.0002637" calcext:value-type="float">
            <text:p>0,0002637</text:p>
          </table:table-cell>
          <table:table-cell office:value-type="float" office:value="0.0003032" calcext:value-type="float">
            <text:p>0,0003032</text:p>
          </table:table-cell>
          <table:table-cell office:value-type="float" office:value="0.0003003" calcext:value-type="float">
            <text:p>0,0003003</text:p>
          </table:table-cell>
          <table:table-cell office:value-type="float" office:value="0.0003094" calcext:value-type="float">
            <text:p>0,0003094</text:p>
          </table:table-cell>
          <table:table-cell office:value-type="float" office:value="0.0003555" calcext:value-type="float">
            <text:p>0,0003555</text:p>
          </table:table-cell>
          <table:table-cell table:formula="of:=[.Q3]+1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POWER(2;[.Q5])" office:value-type="float" office:value="8" calcext:value-type="float">
            <text:p>8</text:p>
          </table:table-cell>
          <table:table-cell office:value-type="float" office:value="0.0001922" calcext:value-type="float">
            <text:p>0,0001922</text:p>
          </table:table-cell>
          <table:table-cell office:value-type="float" office:value="0.0006394" calcext:value-type="float">
            <text:p>0,0006394</text:p>
          </table:table-cell>
          <table:table-cell office:value-type="float" office:value="0.0002187" calcext:value-type="float">
            <text:p>0,0002187</text:p>
          </table:table-cell>
          <table:table-cell office:value-type="float" office:value="0.0002751" calcext:value-type="float">
            <text:p>0,0002751</text:p>
          </table:table-cell>
          <table:table-cell office:value-type="float" office:value="0.0002775" calcext:value-type="float">
            <text:p>0,0002775</text:p>
          </table:table-cell>
          <table:table-cell office:value-type="float" office:value="0.0007787" calcext:value-type="float">
            <text:p>0,0007787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3484" calcext:value-type="float">
            <text:p>0,0003484</text:p>
          </table:table-cell>
          <table:table-cell office:value-type="float" office:value="0.0002558" calcext:value-type="float">
            <text:p>0,0002558</text:p>
          </table:table-cell>
          <table:table-cell office:value-type="float" office:value="0.0002645" calcext:value-type="float">
            <text:p>0,0002645</text:p>
          </table:table-cell>
          <table:table-cell office:value-type="float" office:value="0.0002675" calcext:value-type="float">
            <text:p>0,0002675</text:p>
          </table:table-cell>
          <table:table-cell office:value-type="float" office:value="0.0002659" calcext:value-type="float">
            <text:p>0,0002659</text:p>
          </table:table-cell>
          <table:table-cell office:value-type="float" office:value="0.0002885" calcext:value-type="float">
            <text:p>0,0002885</text:p>
            <draw:frame table:end-cell-address="bench.Y31" table:end-x="21.24mm" table:end-y="5.15mm" draw:z-index="0" draw:name="Graphique 2" draw:style-name="gr2" draw:text-style-name="P2" svg:width="305.32mm" svg:height="140.88mm" svg:x="4.05mm" svg:y="1.86mm">
              <loext:p draw:notify-on-update-of-ranges="bench.A19:bench.A26 bench.B19:bench.B26 bench.C19:bench.C26 bench.D19:bench.D26 bench.E19:bench.E26 bench.F19:bench.F2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0003179" calcext:value-type="float">
            <text:p>0,0003179</text:p>
          </table:table-cell>
          <table:table-cell office:value-type="float" office:value="0.0003487" calcext:value-type="float">
            <text:p>0,0003487</text:p>
          </table:table-cell>
          <table:table-cell table:formula="of:=[.Q4]+1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formula="of:=POWER(2;[.Q6])" office:value-type="float" office:value="16" calcext:value-type="float">
            <text:p>16</text:p>
          </table:table-cell>
          <table:table-cell office:value-type="float" office:value="0.0001892" calcext:value-type="float">
            <text:p>0,0001892</text:p>
          </table:table-cell>
          <table:table-cell office:value-type="float" office:value="0.0010218" calcext:value-type="float">
            <text:p>0,0010218</text:p>
          </table:table-cell>
          <table:table-cell office:value-type="float" office:value="0.0002986" calcext:value-type="float">
            <text:p>0,0002986</text:p>
          </table:table-cell>
          <table:table-cell office:value-type="float" office:value="0.0002403" calcext:value-type="float">
            <text:p>0,0002403</text:p>
          </table:table-cell>
          <table:table-cell office:value-type="float" office:value="0.0003858" calcext:value-type="float">
            <text:p>0,0003858</text:p>
          </table:table-cell>
          <table:table-cell office:value-type="float" office:value="0.0002027" calcext:value-type="float">
            <text:p>0,0002027</text:p>
          </table:table-cell>
          <table:table-cell office:value-type="float" office:value="0.0002177" calcext:value-type="float">
            <text:p>0,0002177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0.0002549" calcext:value-type="float">
            <text:p>0,0002549</text:p>
          </table:table-cell>
          <table:table-cell office:value-type="float" office:value="0.0002456" calcext:value-type="float">
            <text:p>0,0002456</text:p>
          </table:table-cell>
          <table:table-cell office:value-type="float" office:value="0.0010456" calcext:value-type="float">
            <text:p>0,0010456</text:p>
          </table:table-cell>
          <table:table-cell office:value-type="float" office:value="0.0012757" calcext:value-type="float">
            <text:p>0,0012757</text:p>
          </table:table-cell>
          <table:table-cell office:value-type="float" office:value="0.0004965" calcext:value-type="float">
            <text:p>0,0004965</text:p>
          </table:table-cell>
          <table:table-cell office:value-type="float" office:value="0.0010129" calcext:value-type="float">
            <text:p>0,0010129</text:p>
          </table:table-cell>
          <table:table-cell office:value-type="float" office:value="0.0007178" calcext:value-type="float">
            <text:p>0,0007178</text:p>
          </table:table-cell>
          <table:table-cell table:formula="of:=[.Q5]+1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formula="of:=POWER(2;[.Q7])" office:value-type="float" office:value="32" calcext:value-type="float">
            <text:p>32</text:p>
          </table:table-cell>
          <table:table-cell office:value-type="float" office:value="0.0002337" calcext:value-type="float">
            <text:p>0,0002337</text:p>
          </table:table-cell>
          <table:table-cell office:value-type="float" office:value="0.0008299" calcext:value-type="float">
            <text:p>0,0008299</text:p>
          </table:table-cell>
          <table:table-cell office:value-type="float" office:value="0.001037" calcext:value-type="float">
            <text:p>0,001037</text:p>
          </table:table-cell>
          <table:table-cell office:value-type="float" office:value="0.0011478" calcext:value-type="float">
            <text:p>0,0011478</text:p>
          </table:table-cell>
          <table:table-cell office:value-type="float" office:value="0.0007476" calcext:value-type="float">
            <text:p>0,0007476</text:p>
          </table:table-cell>
          <table:table-cell office:value-type="float" office:value="0.0002494" calcext:value-type="float">
            <text:p>0,0002494</text:p>
          </table:table-cell>
          <table:table-cell office:value-type="float" office:value="0.0002137" calcext:value-type="float">
            <text:p>0,0002137</text:p>
          </table:table-cell>
          <table:table-cell office:value-type="float" office:value="0.0002278" calcext:value-type="float">
            <text:p>0,0002278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519" calcext:value-type="float">
            <text:p>0,0002519</text:p>
          </table:table-cell>
          <table:table-cell office:value-type="float" office:value="0.0002725" calcext:value-type="float">
            <text:p>0,0002725</text:p>
          </table:table-cell>
          <table:table-cell office:value-type="float" office:value="0.0002795" calcext:value-type="float">
            <text:p>0,0002795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.0002931" calcext:value-type="float">
            <text:p>0,0002931</text:p>
          </table:table-cell>
          <table:table-cell office:value-type="float" office:value="0.0003257" calcext:value-type="float">
            <text:p>0,0003257</text:p>
          </table:table-cell>
          <table:table-cell table:formula="of:=[.Q6]+1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formula="of:=POWER(2;[.Q8])" office:value-type="float" office:value="64" calcext:value-type="float">
            <text:p>64</text:p>
          </table:table-cell>
          <table:table-cell office:value-type="float" office:value="0.0001935" calcext:value-type="float">
            <text:p>0,0001935</text:p>
          </table:table-cell>
          <table:table-cell office:value-type="float" office:value="0.0004274" calcext:value-type="float">
            <text:p>0,0004274</text:p>
          </table:table-cell>
          <table:table-cell office:value-type="float" office:value="0.0003027" calcext:value-type="float">
            <text:p>0,0003027</text:p>
          </table:table-cell>
          <table:table-cell office:value-type="float" office:value="0.0002409" calcext:value-type="float">
            <text:p>0,0002409</text:p>
          </table:table-cell>
          <table:table-cell office:value-type="float" office:value="0.0003742" calcext:value-type="float">
            <text:p>0,0003742</text:p>
          </table:table-cell>
          <table:table-cell office:value-type="float" office:value="0.0003259" calcext:value-type="float">
            <text:p>0,0003259</text:p>
          </table:table-cell>
          <table:table-cell office:value-type="float" office:value="0.0002306" calcext:value-type="float">
            <text:p>0,0002306</text:p>
          </table:table-cell>
          <table:table-cell office:value-type="float" office:value="0.0002349" calcext:value-type="float">
            <text:p>0,0002349</text:p>
          </table:table-cell>
          <table:table-cell office:value-type="float" office:value="0.0002543" calcext:value-type="float">
            <text:p>0,0002543</text:p>
          </table:table-cell>
          <table:table-cell office:value-type="float" office:value="0.0003088" calcext:value-type="float">
            <text:p>0,0003088</text:p>
          </table:table-cell>
          <table:table-cell office:value-type="float" office:value="0.0007747" calcext:value-type="float">
            <text:p>0,0007747</text:p>
          </table:table-cell>
          <table:table-cell office:value-type="float" office:value="0.0008242" calcext:value-type="float">
            <text:p>0,0008242</text:p>
          </table:table-cell>
          <table:table-cell office:value-type="float" office:value="0.0004626" calcext:value-type="float">
            <text:p>0,0004626</text:p>
          </table:table-cell>
          <table:table-cell office:value-type="float" office:value="0.0004045" calcext:value-type="float">
            <text:p>0,0004045</text:p>
          </table:table-cell>
          <table:table-cell office:value-type="float" office:value="0.0003368" calcext:value-type="float">
            <text:p>0,0003368</text:p>
          </table:table-cell>
          <table:table-cell table:formula="of:=[.Q7]+1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formula="of:=POWER(2;[.Q9])" office:value-type="float" office:value="128" calcext:value-type="float">
            <text:p>128</text:p>
          </table:table-cell>
          <table:table-cell office:value-type="float" office:value="0.0001987" calcext:value-type="float">
            <text:p>0,0001987</text:p>
          </table:table-cell>
          <table:table-cell office:value-type="float" office:value="0.0004323" calcext:value-type="float">
            <text:p>0,0004323</text:p>
          </table:table-cell>
          <table:table-cell office:value-type="float" office:value="0.0003104" calcext:value-type="float">
            <text:p>0,0003104</text:p>
          </table:table-cell>
          <table:table-cell office:value-type="float" office:value="0.0006491" calcext:value-type="float">
            <text:p>0,0006491</text:p>
          </table:table-cell>
          <table:table-cell office:value-type="float" office:value="0.0004777" calcext:value-type="float">
            <text:p>0,0004777</text:p>
          </table:table-cell>
          <table:table-cell office:value-type="float" office:value="0.0005812" calcext:value-type="float">
            <text:p>0,0005812</text:p>
          </table:table-cell>
          <table:table-cell office:value-type="float" office:value="0.0006527" calcext:value-type="float">
            <text:p>0,0006527</text:p>
          </table:table-cell>
          <table:table-cell office:value-type="float" office:value="0.001063" calcext:value-type="float">
            <text:p>0,001063</text:p>
          </table:table-cell>
          <table:table-cell office:value-type="float" office:value="0.001357" calcext:value-type="float">
            <text:p>0,001357</text:p>
          </table:table-cell>
          <table:table-cell office:value-type="float" office:value="0.0011933" calcext:value-type="float">
            <text:p>0,0011933</text:p>
          </table:table-cell>
          <table:table-cell office:value-type="float" office:value="0.0013799" calcext:value-type="float">
            <text:p>0,0013799</text:p>
          </table:table-cell>
          <table:table-cell office:value-type="float" office:value="0.0013532" calcext:value-type="float">
            <text:p>0,0013532</text:p>
          </table:table-cell>
          <table:table-cell office:value-type="float" office:value="0.0003499" calcext:value-type="float">
            <text:p>0,0003499</text:p>
          </table:table-cell>
          <table:table-cell office:value-type="float" office:value="0.0007008" calcext:value-type="float">
            <text:p>0,0007008</text:p>
          </table:table-cell>
          <table:table-cell office:value-type="float" office:value="0.0010838" calcext:value-type="float">
            <text:p>0,0010838</text:p>
          </table:table-cell>
          <table:table-cell table:formula="of:=[.Q8]+1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formula="of:=POWER(2;[.Q10])" office:value-type="float" office:value="256" calcext:value-type="float">
            <text:p>256</text:p>
          </table:table-cell>
          <table:table-cell office:value-type="float" office:value="0.0001425" calcext:value-type="float">
            <text:p>0,0001425</text:p>
          </table:table-cell>
          <table:table-cell office:value-type="float" office:value="0.0011116" calcext:value-type="float">
            <text:p>0,0011116</text:p>
          </table:table-cell>
          <table:table-cell office:value-type="float" office:value="0.0011366" calcext:value-type="float">
            <text:p>0,0011366</text:p>
          </table:table-cell>
          <table:table-cell office:value-type="float" office:value="0.0010379" calcext:value-type="float">
            <text:p>0,0010379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2789" calcext:value-type="float">
            <text:p>0,0012789</text:p>
          </table:table-cell>
          <table:table-cell office:value-type="float" office:value="0.0014125" calcext:value-type="float">
            <text:p>0,0014125</text:p>
          </table:table-cell>
          <table:table-cell office:value-type="float" office:value="0.0013733" calcext:value-type="float">
            <text:p>0,0013733</text:p>
          </table:table-cell>
          <table:table-cell office:value-type="float" office:value="0.0011861" calcext:value-type="float">
            <text:p>0,0011861</text:p>
          </table:table-cell>
          <table:table-cell office:value-type="float" office:value="0.0012637" calcext:value-type="float">
            <text:p>0,0012637</text:p>
          </table:table-cell>
          <table:table-cell office:value-type="float" office:value="0.0014317" calcext:value-type="float">
            <text:p>0,0014317</text:p>
          </table:table-cell>
          <table:table-cell office:value-type="float" office:value="0.0014163" calcext:value-type="float">
            <text:p>0,0014163</text:p>
          </table:table-cell>
          <table:table-cell office:value-type="float" office:value="0.0013257" calcext:value-type="float">
            <text:p>0,0013257</text:p>
          </table:table-cell>
          <table:table-cell office:value-type="float" office:value="0.0014372" calcext:value-type="float">
            <text:p>0,0014372</text:p>
          </table:table-cell>
          <table:table-cell office:value-type="float" office:value="0.0016889" calcext:value-type="float">
            <text:p>0,0016889</text:p>
          </table:table-cell>
          <table:table-cell table:formula="of:=[.Q9]+1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formula="of:=POWER(2;[.Q11])" office:value-type="float" office:value="512" calcext:value-type="float">
            <text:p>512</text:p>
          </table:table-cell>
          <table:table-cell office:value-type="float" office:value="0.0002661" calcext:value-type="float">
            <text:p>0,0002661</text:p>
          </table:table-cell>
          <table:table-cell office:value-type="float" office:value="0.0009619" calcext:value-type="float">
            <text:p>0,0009619</text:p>
          </table:table-cell>
          <table:table-cell office:value-type="float" office:value="0.0012368" calcext:value-type="float">
            <text:p>0,0012368</text:p>
          </table:table-cell>
          <table:table-cell office:value-type="float" office:value="0.001315" calcext:value-type="float">
            <text:p>0,001315</text:p>
          </table:table-cell>
          <table:table-cell office:value-type="float" office:value="0.0013262" calcext:value-type="float">
            <text:p>0,0013262</text:p>
          </table:table-cell>
          <table:table-cell office:value-type="float" office:value="0.0012756" calcext:value-type="float">
            <text:p>0,0012756</text:p>
          </table:table-cell>
          <table:table-cell office:value-type="float" office:value="0.0012933" calcext:value-type="float">
            <text:p>0,0012933</text:p>
          </table:table-cell>
          <table:table-cell office:value-type="float" office:value="0.0014478" calcext:value-type="float">
            <text:p>0,0014478</text:p>
          </table:table-cell>
          <table:table-cell office:value-type="float" office:value="0.0014106" calcext:value-type="float">
            <text:p>0,0014106</text:p>
          </table:table-cell>
          <table:table-cell office:value-type="float" office:value="0.0013441" calcext:value-type="float">
            <text:p>0,0013441</text:p>
          </table:table-cell>
          <table:table-cell office:value-type="float" office:value="0.0013487" calcext:value-type="float">
            <text:p>0,0013487</text:p>
          </table:table-cell>
          <table:table-cell office:value-type="float" office:value="0.0014996" calcext:value-type="float">
            <text:p>0,0014996</text:p>
          </table:table-cell>
          <table:table-cell office:value-type="float" office:value="0.0015959" calcext:value-type="float">
            <text:p>0,0015959</text:p>
          </table:table-cell>
          <table:table-cell office:value-type="float" office:value="0.0014396" calcext:value-type="float">
            <text:p>0,0014396</text:p>
          </table:table-cell>
          <table:table-cell office:value-type="float" office:value="0.0014857" calcext:value-type="float">
            <text:p>0,0014857</text:p>
          </table:table-cell>
          <table:table-cell table:formula="of:=[.Q10]+1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formula="of:=POWER(2;[.Q12])" office:value-type="float" office:value="1024" calcext:value-type="float">
            <text:p>1024</text:p>
          </table:table-cell>
          <table:table-cell office:value-type="float" office:value="0.000522" calcext:value-type="float">
            <text:p>0,000522</text:p>
          </table:table-cell>
          <table:table-cell office:value-type="float" office:value="0.0011792" calcext:value-type="float">
            <text:p>0,0011792</text:p>
          </table:table-cell>
          <table:table-cell office:value-type="float" office:value="0.0007834" calcext:value-type="float">
            <text:p>0,0007834</text:p>
          </table:table-cell>
          <table:table-cell office:value-type="float" office:value="0.0011565" calcext:value-type="float">
            <text:p>0,0011565</text:p>
          </table:table-cell>
          <table:table-cell office:value-type="float" office:value="0.0012986" calcext:value-type="float">
            <text:p>0,0012986</text:p>
          </table:table-cell>
          <table:table-cell office:value-type="float" office:value="0.0012873" calcext:value-type="float">
            <text:p>0,0012873</text:p>
          </table:table-cell>
          <table:table-cell office:value-type="float" office:value="0.0012835" calcext:value-type="float">
            <text:p>0,0012835</text:p>
          </table:table-cell>
          <table:table-cell office:value-type="float" office:value="0.0013017" calcext:value-type="float">
            <text:p>0,0013017</text:p>
          </table:table-cell>
          <table:table-cell office:value-type="float" office:value="0.0014535" calcext:value-type="float">
            <text:p>0,0014535</text:p>
          </table:table-cell>
          <table:table-cell office:value-type="float" office:value="0.0018564" calcext:value-type="float">
            <text:p>0,0018564</text:p>
          </table:table-cell>
          <table:table-cell office:value-type="float" office:value="0.001659" calcext:value-type="float">
            <text:p>0,001659</text:p>
          </table:table-cell>
          <table:table-cell office:value-type="float" office:value="0.0014521" calcext:value-type="float">
            <text:p>0,0014521</text:p>
          </table:table-cell>
          <table:table-cell office:value-type="float" office:value="0.0014553" calcext:value-type="float">
            <text:p>0,0014553</text:p>
          </table:table-cell>
          <table:table-cell office:value-type="float" office:value="0.0014929" calcext:value-type="float">
            <text:p>0,0014929</text:p>
          </table:table-cell>
          <table:table-cell office:value-type="float" office:value="0.0013771" calcext:value-type="float">
            <text:p>0,0013771</text:p>
          </table:table-cell>
          <table:table-cell table:formula="of:=[.Q11]+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formula="of:=POWER(2;[.Q13])" office:value-type="float" office:value="2048" calcext:value-type="float">
            <text:p>2048</text:p>
          </table:table-cell>
          <table:table-cell office:value-type="float" office:value="0.0002453" calcext:value-type="float">
            <text:p>0,0002453</text:p>
          </table:table-cell>
          <table:table-cell office:value-type="float" office:value="0.0008971" calcext:value-type="float">
            <text:p>0,0008971</text:p>
          </table:table-cell>
          <table:table-cell office:value-type="float" office:value="0.0012466" calcext:value-type="float">
            <text:p>0,0012466</text:p>
          </table:table-cell>
          <table:table-cell office:value-type="float" office:value="0.0012599" calcext:value-type="float">
            <text:p>0,0012599</text:p>
          </table:table-cell>
          <table:table-cell office:value-type="float" office:value="0.0012688" calcext:value-type="float">
            <text:p>0,0012688</text:p>
          </table:table-cell>
          <table:table-cell office:value-type="float" office:value="0.0018097" calcext:value-type="float">
            <text:p>0,0018097</text:p>
          </table:table-cell>
          <table:table-cell office:value-type="float" office:value="0.0013784" calcext:value-type="float">
            <text:p>0,0013784</text:p>
          </table:table-cell>
          <table:table-cell office:value-type="float" office:value="0.0013655" calcext:value-type="float">
            <text:p>0,0013655</text:p>
          </table:table-cell>
          <table:table-cell office:value-type="float" office:value="0.00135" calcext:value-type="float">
            <text:p>0,00135</text:p>
          </table:table-cell>
          <table:table-cell office:value-type="float" office:value="0.0013265" calcext:value-type="float">
            <text:p>0,0013265</text:p>
          </table:table-cell>
          <table:table-cell office:value-type="float" office:value="0.0013295" calcext:value-type="float">
            <text:p>0,0013295</text:p>
          </table:table-cell>
          <table:table-cell office:value-type="float" office:value="0.001321" calcext:value-type="float">
            <text:p>0,001321</text:p>
          </table:table-cell>
          <table:table-cell office:value-type="float" office:value="0.001614" calcext:value-type="float">
            <text:p>0,001614</text:p>
          </table:table-cell>
          <table:table-cell office:value-type="float" office:value="0.0014526" calcext:value-type="float">
            <text:p>0,0014526</text:p>
          </table:table-cell>
          <table:table-cell office:value-type="float" office:value="0.0014295" calcext:value-type="float">
            <text:p>0,0014295</text:p>
          </table:table-cell>
          <table:table-cell table:formula="of:=[.Q12]+1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formula="of:=POWER(2;[.Q14])" office:value-type="float" office:value="4096" calcext:value-type="float">
            <text:p>4096</text:p>
          </table:table-cell>
          <table:table-cell office:value-type="float" office:value="0.0013906" calcext:value-type="float">
            <text:p>0,0013906</text:p>
          </table:table-cell>
          <table:table-cell office:value-type="float" office:value="0.0013201" calcext:value-type="float">
            <text:p>0,0013201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0012526" calcext:value-type="float">
            <text:p>0,0012526</text:p>
          </table:table-cell>
          <table:table-cell office:value-type="float" office:value="0.0013493" calcext:value-type="float">
            <text:p>0,0013493</text:p>
          </table:table-cell>
          <table:table-cell office:value-type="float" office:value="0.0013399" calcext:value-type="float">
            <text:p>0,0013399</text:p>
          </table:table-cell>
          <table:table-cell office:value-type="float" office:value="0.0014019" calcext:value-type="float">
            <text:p>0,0014019</text:p>
          </table:table-cell>
          <table:table-cell office:value-type="float" office:value="0.0016881" calcext:value-type="float">
            <text:p>0,0016881</text:p>
          </table:table-cell>
          <table:table-cell office:value-type="float" office:value="0.0014383" calcext:value-type="float">
            <text:p>0,0014383</text:p>
          </table:table-cell>
          <table:table-cell office:value-type="float" office:value="0.0020928" calcext:value-type="float">
            <text:p>0,0020928</text:p>
          </table:table-cell>
          <table:table-cell office:value-type="float" office:value="0.0015609" calcext:value-type="float">
            <text:p>0,0015609</text:p>
          </table:table-cell>
          <table:table-cell office:value-type="float" office:value="0.0015847" calcext:value-type="float">
            <text:p>0,0015847</text:p>
          </table:table-cell>
          <table:table-cell office:value-type="float" office:value="0.0017052" calcext:value-type="float">
            <text:p>0,0017052</text:p>
          </table:table-cell>
          <table:table-cell office:value-type="float" office:value="0.0019067" calcext:value-type="float">
            <text:p>0,0019067</text:p>
          </table:table-cell>
          <table:table-cell office:value-type="float" office:value="0.0018468" calcext:value-type="float">
            <text:p>0,0018468</text:p>
          </table:table-cell>
          <table:table-cell table:formula="of:=[.Q13]+1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formula="of:=POWER(2;[.Q15])" office:value-type="float" office:value="8192" calcext:value-type="float">
            <text:p>8192</text:p>
          </table:table-cell>
          <table:table-cell office:value-type="float" office:value="0.0016011" calcext:value-type="float">
            <text:p>0,0016011</text:p>
          </table:table-cell>
          <table:table-cell office:value-type="float" office:value="0.0023893" calcext:value-type="float">
            <text:p>0,0023893</text:p>
          </table:table-cell>
          <table:table-cell office:value-type="float" office:value="0.0024976" calcext:value-type="float">
            <text:p>0,0024976</text:p>
          </table:table-cell>
          <table:table-cell office:value-type="float" office:value="0.0017716" calcext:value-type="float">
            <text:p>0,0017716</text:p>
          </table:table-cell>
          <table:table-cell office:value-type="float" office:value="0.0012978" calcext:value-type="float">
            <text:p>0,0012978</text:p>
          </table:table-cell>
          <table:table-cell office:value-type="float" office:value="0.001475" calcext:value-type="float">
            <text:p>0,001475</text:p>
          </table:table-cell>
          <table:table-cell office:value-type="float" office:value="0.0020413" calcext:value-type="float">
            <text:p>0,0020413</text:p>
          </table:table-cell>
          <table:table-cell office:value-type="float" office:value="0.0023659" calcext:value-type="float">
            <text:p>0,0023659</text:p>
          </table:table-cell>
          <table:table-cell office:value-type="float" office:value="0.0017019" calcext:value-type="float">
            <text:p>0,0017019</text:p>
          </table:table-cell>
          <table:table-cell office:value-type="float" office:value="0.0022796" calcext:value-type="float">
            <text:p>0,0022796</text:p>
          </table:table-cell>
          <table:table-cell office:value-type="float" office:value="0.0017839" calcext:value-type="float">
            <text:p>0,0017839</text:p>
          </table:table-cell>
          <table:table-cell office:value-type="float" office:value="0.0017486" calcext:value-type="float">
            <text:p>0,0017486</text:p>
          </table:table-cell>
          <table:table-cell office:value-type="float" office:value="0.0017619" calcext:value-type="float">
            <text:p>0,0017619</text:p>
          </table:table-cell>
          <table:table-cell office:value-type="float" office:value="0.0020283" calcext:value-type="float">
            <text:p>0,0020283</text:p>
          </table:table-cell>
          <table:table-cell office:value-type="float" office:value="0.0021856" calcext:value-type="float">
            <text:p>0,0021856</text:p>
          </table:table-cell>
          <table:table-cell table:formula="of:=[.Q14]+1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formula="of:=POWER(2;[.Q16])" office:value-type="float" office:value="16384" calcext:value-type="float">
            <text:p>16384</text:p>
          </table:table-cell>
          <table:table-cell office:value-type="float" office:value="0.001487" calcext:value-type="float">
            <text:p>0,001487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24544" calcext:value-type="float">
            <text:p>0,0024544</text:p>
          </table:table-cell>
          <table:table-cell office:value-type="float" office:value="0.0024284" calcext:value-type="float">
            <text:p>0,0024284</text:p>
          </table:table-cell>
          <table:table-cell office:value-type="float" office:value="0.0024354" calcext:value-type="float">
            <text:p>0,0024354</text:p>
          </table:table-cell>
          <table:table-cell office:value-type="float" office:value="0.0024295" calcext:value-type="float">
            <text:p>0,0024295</text:p>
          </table:table-cell>
          <table:table-cell office:value-type="float" office:value="0.0021666" calcext:value-type="float">
            <text:p>0,0021666</text:p>
          </table:table-cell>
          <table:table-cell office:value-type="float" office:value="0.0020916" calcext:value-type="float">
            <text:p>0,0020916</text:p>
          </table:table-cell>
          <table:table-cell office:value-type="float" office:value="0.0020773" calcext:value-type="float">
            <text:p>0,0020773</text:p>
          </table:table-cell>
          <table:table-cell office:value-type="float" office:value="0.0019958" calcext:value-type="float">
            <text:p>0,0019958</text:p>
          </table:table-cell>
          <table:table-cell office:value-type="float" office:value="0.0020378" calcext:value-type="float">
            <text:p>0,0020378</text:p>
          </table:table-cell>
          <table:table-cell office:value-type="float" office:value="0.0019795" calcext:value-type="float">
            <text:p>0,0019795</text:p>
          </table:table-cell>
          <table:table-cell office:value-type="float" office:value="0.0023322" calcext:value-type="float">
            <text:p>0,0023322</text:p>
          </table:table-cell>
          <table:table-cell office:value-type="float" office:value="0.0018387" calcext:value-type="float">
            <text:p>0,0018387</text:p>
          </table:table-cell>
          <table:table-cell office:value-type="float" office:value="0.0028867" calcext:value-type="float">
            <text:p>0,0028867</text:p>
          </table:table-cell>
          <table:table-cell table:formula="of:=[.Q15]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formula="of:=POWER(2;[.Q17])" office:value-type="float" office:value="32768" calcext:value-type="float">
            <text:p>32768</text:p>
          </table:table-cell>
          <table:table-cell office:value-type="float" office:value="0.0043461" calcext:value-type="float">
            <text:p>0,0043461</text:p>
          </table:table-cell>
          <table:table-cell office:value-type="float" office:value="0.0040582" calcext:value-type="float">
            <text:p>0,0040582</text:p>
          </table:table-cell>
          <table:table-cell office:value-type="float" office:value="0.004077" calcext:value-type="float">
            <text:p>0,004077</text:p>
          </table:table-cell>
          <table:table-cell office:value-type="float" office:value="0.0040166" calcext:value-type="float">
            <text:p>0,0040166</text:p>
          </table:table-cell>
          <table:table-cell office:value-type="float" office:value="0.0038309" calcext:value-type="float">
            <text:p>0,0038309</text:p>
          </table:table-cell>
          <table:table-cell office:value-type="float" office:value="0.0034263" calcext:value-type="float">
            <text:p>0,0034263</text:p>
          </table:table-cell>
          <table:table-cell office:value-type="float" office:value="0.0033994" calcext:value-type="float">
            <text:p>0,0033994</text:p>
          </table:table-cell>
          <table:table-cell office:value-type="float" office:value="0.0033821" calcext:value-type="float">
            <text:p>0,0033821</text:p>
          </table:table-cell>
          <table:table-cell office:value-type="float" office:value="0.0032716" calcext:value-type="float">
            <text:p>0,0032716</text:p>
          </table:table-cell>
          <table:table-cell office:value-type="float" office:value="0.0032314" calcext:value-type="float">
            <text:p>0,0032314</text:p>
          </table:table-cell>
          <table:table-cell office:value-type="float" office:value="0.0040677" calcext:value-type="float">
            <text:p>0,0040677</text:p>
          </table:table-cell>
          <table:table-cell office:value-type="float" office:value="0.0032886" calcext:value-type="float">
            <text:p>0,0032886</text:p>
          </table:table-cell>
          <table:table-cell office:value-type="float" office:value="0.0038474" calcext:value-type="float">
            <text:p>0,0038474</text:p>
          </table:table-cell>
          <table:table-cell office:value-type="float" office:value="0.0039146" calcext:value-type="float">
            <text:p>0,0039146</text:p>
          </table:table-cell>
          <table:table-cell office:value-type="float" office:value="0.002657" calcext:value-type="float">
            <text:p>0,002657</text:p>
          </table:table-cell>
          <table:table-cell table:formula="of:=[.Q16]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formula="of:=POWER(2;[.Q18])" office:value-type="float" office:value="65536" calcext:value-type="float">
            <text:p>65536</text:p>
          </table:table-cell>
          <table:table-cell office:value-type="float" office:value="0.0052442" calcext:value-type="float">
            <text:p>0,0052442</text:p>
          </table:table-cell>
          <table:table-cell office:value-type="float" office:value="0.0049409" calcext:value-type="float">
            <text:p>0,0049409</text:p>
          </table:table-cell>
          <table:table-cell office:value-type="float" office:value="0.0041512" calcext:value-type="float">
            <text:p>0,0041512</text:p>
          </table:table-cell>
          <table:table-cell office:value-type="float" office:value="0.0041047" calcext:value-type="float">
            <text:p>0,0041047</text:p>
          </table:table-cell>
          <table:table-cell office:value-type="float" office:value="0.00419" calcext:value-type="float">
            <text:p>0,00419</text:p>
          </table:table-cell>
          <table:table-cell office:value-type="float" office:value="0.0042144" calcext:value-type="float">
            <text:p>0,0042144</text:p>
          </table:table-cell>
          <table:table-cell office:value-type="float" office:value="0.0042036" calcext:value-type="float">
            <text:p>0,0042036</text:p>
          </table:table-cell>
          <table:table-cell office:value-type="float" office:value="0.0041823" calcext:value-type="float">
            <text:p>0,0041823</text:p>
          </table:table-cell>
          <table:table-cell office:value-type="float" office:value="0.004795" calcext:value-type="float">
            <text:p>0,004795</text:p>
          </table:table-cell>
          <table:table-cell office:value-type="float" office:value="0.0044004" calcext:value-type="float">
            <text:p>0,0044004</text:p>
          </table:table-cell>
          <table:table-cell office:value-type="float" office:value="0.0042767" calcext:value-type="float">
            <text:p>0,0042767</text:p>
          </table:table-cell>
          <table:table-cell office:value-type="float" office:value="0.0044141" calcext:value-type="float">
            <text:p>0,0044141</text:p>
          </table:table-cell>
          <table:table-cell office:value-type="float" office:value="0.0044372" calcext:value-type="float">
            <text:p>0,0044372</text:p>
          </table:table-cell>
          <table:table-cell office:value-type="float" office:value="0.004133" calcext:value-type="float">
            <text:p>0,004133</text:p>
          </table:table-cell>
          <table:table-cell office:value-type="float" office:value="0.0042958" calcext:value-type="float">
            <text:p>0,0042958</text:p>
          </table:table-cell>
          <table:table-cell table:formula="of:=[.Q17]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formula="of:=POWER(2;[.Q19])" office:value-type="float" office:value="131072" calcext:value-type="float">
            <text:p>131072</text:p>
          </table:table-cell>
          <table:table-cell office:value-type="float" office:value="0.010526" calcext:value-type="float">
            <text:p>0,010526</text:p>
          </table:table-cell>
          <table:table-cell office:value-type="float" office:value="0.0084754" calcext:value-type="float">
            <text:p>0,0084754</text:p>
          </table:table-cell>
          <table:table-cell office:value-type="float" office:value="0.0067731" calcext:value-type="float">
            <text:p>0,0067731</text:p>
          </table:table-cell>
          <table:table-cell office:value-type="float" office:value="0.0065479" calcext:value-type="float">
            <text:p>0,0065479</text:p>
          </table:table-cell>
          <table:table-cell office:value-type="float" office:value="0.006323" calcext:value-type="float">
            <text:p>0,006323</text:p>
          </table:table-cell>
          <table:table-cell office:value-type="float" office:value="0.0065214" calcext:value-type="float">
            <text:p>0,0065214</text:p>
          </table:table-cell>
          <table:table-cell office:value-type="float" office:value="0.0064659" calcext:value-type="float">
            <text:p>0,0064659</text:p>
          </table:table-cell>
          <table:table-cell office:value-type="float" office:value="0.0063757" calcext:value-type="float">
            <text:p>0,0063757</text:p>
          </table:table-cell>
          <table:table-cell office:value-type="float" office:value="0.0064013" calcext:value-type="float">
            <text:p>0,0064013</text:p>
          </table:table-cell>
          <table:table-cell office:value-type="float" office:value="0.0086408" calcext:value-type="float">
            <text:p>0,0086408</text:p>
          </table:table-cell>
          <table:table-cell office:value-type="float" office:value="0.0083247" calcext:value-type="float">
            <text:p>0,0083247</text:p>
          </table:table-cell>
          <table:table-cell office:value-type="float" office:value="0.0064008" calcext:value-type="float">
            <text:p>0,0064008</text:p>
          </table:table-cell>
          <table:table-cell office:value-type="float" office:value="0.0063088" calcext:value-type="float">
            <text:p>0,0063088</text:p>
          </table:table-cell>
          <table:table-cell office:value-type="float" office:value="0.0093546" calcext:value-type="float">
            <text:p>0,0093546</text:p>
          </table:table-cell>
          <table:table-cell office:value-type="float" office:value="0.0106933" calcext:value-type="float">
            <text:p>0,0106933</text:p>
          </table:table-cell>
          <table:table-cell table:formula="of:=[.Q18]+1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formula="of:=POWER(2;[.Q20])" office:value-type="float" office:value="262144" calcext:value-type="float">
            <text:p>262144</text:p>
          </table:table-cell>
          <table:table-cell office:value-type="float" office:value="0.0229757" calcext:value-type="float">
            <text:p>0,0229757</text:p>
          </table:table-cell>
          <table:table-cell office:value-type="float" office:value="0.0197338" calcext:value-type="float">
            <text:p>0,0197338</text:p>
          </table:table-cell>
          <table:table-cell office:value-type="float" office:value="0.0142882" calcext:value-type="float">
            <text:p>0,0142882</text:p>
          </table:table-cell>
          <table:table-cell office:value-type="float" office:value="0.0114837" calcext:value-type="float">
            <text:p>0,0114837</text:p>
          </table:table-cell>
          <table:table-cell office:value-type="float" office:value="0.0111028" calcext:value-type="float">
            <text:p>0,0111028</text:p>
          </table:table-cell>
          <table:table-cell office:value-type="float" office:value="0.0110788" calcext:value-type="float">
            <text:p>0,0110788</text:p>
          </table:table-cell>
          <table:table-cell office:value-type="float" office:value="0.0113822" calcext:value-type="float">
            <text:p>0,0113822</text:p>
          </table:table-cell>
          <table:table-cell office:value-type="float" office:value="0.0112296" calcext:value-type="float">
            <text:p>0,0112296</text:p>
          </table:table-cell>
          <table:table-cell office:value-type="float" office:value="0.0112366" calcext:value-type="float">
            <text:p>0,0112366</text:p>
          </table:table-cell>
          <table:table-cell office:value-type="float" office:value="0.0111238" calcext:value-type="float">
            <text:p>0,0111238</text:p>
          </table:table-cell>
          <table:table-cell office:value-type="float" office:value="0.019727" calcext:value-type="float">
            <text:p>0,019727</text:p>
          </table:table-cell>
          <table:table-cell office:value-type="float" office:value="0.0112144" calcext:value-type="float">
            <text:p>0,0112144</text:p>
          </table:table-cell>
          <table:table-cell office:value-type="float" office:value="0.0111788" calcext:value-type="float">
            <text:p>0,0111788</text:p>
          </table:table-cell>
          <table:table-cell office:value-type="float" office:value="0.0113381" calcext:value-type="float">
            <text:p>0,0113381</text:p>
          </table:table-cell>
          <table:table-cell office:value-type="float" office:value="0.015111" calcext:value-type="float">
            <text:p>0,015111</text:p>
          </table:table-cell>
          <table:table-cell table:formula="of:=[.Q19]+1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formula="of:=POWER(2;[.Q21])" office:value-type="float" office:value="524288" calcext:value-type="float">
            <text:p>524288</text:p>
          </table:table-cell>
          <table:table-cell office:value-type="float" office:value="0.0464772" calcext:value-type="float">
            <text:p>0,0464772</text:p>
          </table:table-cell>
          <table:table-cell office:value-type="float" office:value="0.0329725" calcext:value-type="float">
            <text:p>0,0329725</text:p>
          </table:table-cell>
          <table:table-cell office:value-type="float" office:value="0.0238608" calcext:value-type="float">
            <text:p>0,0238608</text:p>
          </table:table-cell>
          <table:table-cell office:value-type="float" office:value="0.0218589" calcext:value-type="float">
            <text:p>0,0218589</text:p>
          </table:table-cell>
          <table:table-cell office:value-type="float" office:value="0.0223714" calcext:value-type="float">
            <text:p>0,0223714</text:p>
          </table:table-cell>
          <table:table-cell office:value-type="float" office:value="0.0215119" calcext:value-type="float">
            <text:p>0,0215119</text:p>
          </table:table-cell>
          <table:table-cell office:value-type="float" office:value="0.0215105" calcext:value-type="float">
            <text:p>0,0215105</text:p>
          </table:table-cell>
          <table:table-cell office:value-type="float" office:value="0.0214962" calcext:value-type="float">
            <text:p>0,0214962</text:p>
          </table:table-cell>
          <table:table-cell office:value-type="float" office:value="0.021637" calcext:value-type="float">
            <text:p>0,021637</text:p>
          </table:table-cell>
          <table:table-cell office:value-type="float" office:value="0.0269222" calcext:value-type="float">
            <text:p>0,0269222</text:p>
          </table:table-cell>
          <table:table-cell office:value-type="float" office:value="0.021563" calcext:value-type="float">
            <text:p>0,021563</text:p>
          </table:table-cell>
          <table:table-cell office:value-type="float" office:value="0.0214177" calcext:value-type="float">
            <text:p>0,0214177</text:p>
          </table:table-cell>
          <table:table-cell office:value-type="float" office:value="0.0222933" calcext:value-type="float">
            <text:p>0,0222933</text:p>
          </table:table-cell>
          <table:table-cell office:value-type="float" office:value="0.0218414" calcext:value-type="float">
            <text:p>0,0218414</text:p>
          </table:table-cell>
          <table:table-cell office:value-type="float" office:value="0.022215" calcext:value-type="float">
            <text:p>0,022215</text:p>
          </table:table-cell>
          <table:table-cell table:formula="of:=[.Q20]+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formula="of:=POWER(2;[.Q22])" office:value-type="float" office:value="1048576" calcext:value-type="float">
            <text:p>1048576</text:p>
          </table:table-cell>
          <table:table-cell office:value-type="float" office:value="0.0940244" calcext:value-type="float">
            <text:p>0,0940244</text:p>
          </table:table-cell>
          <table:table-cell office:value-type="float" office:value="0.0735709" calcext:value-type="float">
            <text:p>0,0735709</text:p>
          </table:table-cell>
          <table:table-cell office:value-type="float" office:value="0.0487219" calcext:value-type="float">
            <text:p>0,0487219</text:p>
          </table:table-cell>
          <table:table-cell office:value-type="float" office:value="0.0437574" calcext:value-type="float">
            <text:p>0,0437574</text:p>
          </table:table-cell>
          <table:table-cell office:value-type="float" office:value="0.0433438" calcext:value-type="float">
            <text:p>0,0433438</text:p>
          </table:table-cell>
          <table:table-cell office:value-type="float" office:value="0.0434006" calcext:value-type="float">
            <text:p>0,0434006</text:p>
          </table:table-cell>
          <table:table-cell office:value-type="float" office:value="0.0434373" calcext:value-type="float">
            <text:p>0,0434373</text:p>
          </table:table-cell>
          <table:table-cell office:value-type="float" office:value="0.0432445" calcext:value-type="float">
            <text:p>0,0432445</text:p>
          </table:table-cell>
          <table:table-cell office:value-type="float" office:value="0.0432122" calcext:value-type="float">
            <text:p>0,0432122</text:p>
          </table:table-cell>
          <table:table-cell office:value-type="float" office:value="0.0432312" calcext:value-type="float">
            <text:p>0,0432312</text:p>
          </table:table-cell>
          <table:table-cell office:value-type="float" office:value="0.0434061" calcext:value-type="float">
            <text:p>0,0434061</text:p>
          </table:table-cell>
          <table:table-cell office:value-type="float" office:value="0.0434428" calcext:value-type="float">
            <text:p>0,0434428</text:p>
          </table:table-cell>
          <table:table-cell office:value-type="float" office:value="0.0432445" calcext:value-type="float">
            <text:p>0,0432445</text:p>
          </table:table-cell>
          <table:table-cell office:value-type="float" office:value="0.0436271" calcext:value-type="float">
            <text:p>0,0436271</text:p>
          </table:table-cell>
          <table:table-cell office:value-type="float" office:value="0.043387" calcext:value-type="float">
            <text:p>0,043387</text:p>
          </table:table-cell>
          <table:table-cell table:formula="of:=[.Q21]+1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formula="of:=POWER(2;[.Q23])" office:value-type="float" office:value="2097152" calcext:value-type="float">
            <text:p>2097152</text:p>
          </table:table-cell>
          <table:table-cell office:value-type="float" office:value="0.1956978" calcext:value-type="float">
            <text:p>0,1956978</text:p>
          </table:table-cell>
          <table:table-cell office:value-type="float" office:value="0.1205797" calcext:value-type="float">
            <text:p>0,1205797</text:p>
          </table:table-cell>
          <table:table-cell office:value-type="float" office:value="0.0983388" calcext:value-type="float">
            <text:p>0,0983388</text:p>
          </table:table-cell>
          <table:table-cell office:value-type="float" office:value="0.0882396" calcext:value-type="float">
            <text:p>0,0882396</text:p>
          </table:table-cell>
          <table:table-cell office:value-type="float" office:value="0.0883494" calcext:value-type="float">
            <text:p>0,0883494</text:p>
          </table:table-cell>
          <table:table-cell office:value-type="float" office:value="0.0880762" calcext:value-type="float">
            <text:p>0,0880762</text:p>
          </table:table-cell>
          <table:table-cell office:value-type="float" office:value="0.088334" calcext:value-type="float">
            <text:p>0,088334</text:p>
          </table:table-cell>
          <table:table-cell office:value-type="float" office:value="0.0889065" calcext:value-type="float">
            <text:p>0,0889065</text:p>
          </table:table-cell>
          <table:table-cell office:value-type="float" office:value="0.0886209" calcext:value-type="float">
            <text:p>0,0886209</text:p>
          </table:table-cell>
          <table:table-cell office:value-type="float" office:value="0.0882587" calcext:value-type="float">
            <text:p>0,0882587</text:p>
          </table:table-cell>
          <table:table-cell office:value-type="float" office:value="0.0885356" calcext:value-type="float">
            <text:p>0,0885356</text:p>
          </table:table-cell>
          <table:table-cell office:value-type="float" office:value="0.0882573" calcext:value-type="float">
            <text:p>0,0882573</text:p>
          </table:table-cell>
          <table:table-cell office:value-type="float" office:value="0.0889852" calcext:value-type="float">
            <text:p>0,0889852</text:p>
          </table:table-cell>
          <table:table-cell office:value-type="float" office:value="0.0882609" calcext:value-type="float">
            <text:p>0,0882609</text:p>
          </table:table-cell>
          <table:table-cell office:value-type="float" office:value="0.0885595" calcext:value-type="float">
            <text:p>0,0885595</text:p>
          </table:table-cell>
          <table:table-cell table:formula="of:=[.Q22]+1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formula="of:=POWER(2;[.Q24])" office:value-type="float" office:value="4194304" calcext:value-type="float">
            <text:p>4194304</text:p>
          </table:table-cell>
          <table:table-cell office:value-type="float" office:value="0.4174796" calcext:value-type="float">
            <text:p>0,4174796</text:p>
          </table:table-cell>
          <table:table-cell office:value-type="float" office:value="0.2796663" calcext:value-type="float">
            <text:p>0,2796663</text:p>
          </table:table-cell>
          <table:table-cell office:value-type="float" office:value="0.2089043" calcext:value-type="float">
            <text:p>0,2089043</text:p>
          </table:table-cell>
          <table:table-cell office:value-type="float" office:value="0.1924768" calcext:value-type="float">
            <text:p>0,1924768</text:p>
          </table:table-cell>
          <table:table-cell office:value-type="float" office:value="0.1868516" calcext:value-type="float">
            <text:p>0,1868516</text:p>
          </table:table-cell>
          <table:table-cell office:value-type="float" office:value="0.1827359" calcext:value-type="float">
            <text:p>0,1827359</text:p>
          </table:table-cell>
          <table:table-cell office:value-type="float" office:value="0.1835256" calcext:value-type="float">
            <text:p>0,1835256</text:p>
          </table:table-cell>
          <table:table-cell office:value-type="float" office:value="0.1841748" calcext:value-type="float">
            <text:p>0,1841748</text:p>
          </table:table-cell>
          <table:table-cell office:value-type="float" office:value="0.1814619" calcext:value-type="float">
            <text:p>0,1814619</text:p>
          </table:table-cell>
          <table:table-cell office:value-type="float" office:value="0.183853" calcext:value-type="float">
            <text:p>0,183853</text:p>
          </table:table-cell>
          <table:table-cell office:value-type="float" office:value="0.1836524" calcext:value-type="float">
            <text:p>0,1836524</text:p>
          </table:table-cell>
          <table:table-cell office:value-type="float" office:value="0.1842484" calcext:value-type="float">
            <text:p>0,1842484</text:p>
          </table:table-cell>
          <table:table-cell office:value-type="float" office:value="0.1847653" calcext:value-type="float">
            <text:p>0,1847653</text:p>
          </table:table-cell>
          <table:table-cell office:value-type="float" office:value="0.1837986" calcext:value-type="float">
            <text:p>0,1837986</text:p>
          </table:table-cell>
          <table:table-cell office:value-type="float" office:value="0.185722" calcext:value-type="float">
            <text:p>0,185722</text:p>
          </table:table-cell>
          <table:table-cell table:formula="of:=[.Q23]+1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table:formula="of:=POWER(2;[.Q25])" office:value-type="float" office:value="8388608" calcext:value-type="float">
            <text:p>8388608</text:p>
          </table:table-cell>
          <table:table-cell office:value-type="float" office:value="0.861735" calcext:value-type="float">
            <text:p>0,861735</text:p>
          </table:table-cell>
          <table:table-cell office:value-type="float" office:value="0.6607171" calcext:value-type="float">
            <text:p>0,6607171</text:p>
          </table:table-cell>
          <table:table-cell office:value-type="float" office:value="0.4202214" calcext:value-type="float">
            <text:p>0,4202214</text:p>
          </table:table-cell>
          <table:table-cell office:value-type="float" office:value="0.3716244" calcext:value-type="float">
            <text:p>0,3716244</text:p>
          </table:table-cell>
          <table:table-cell office:value-type="float" office:value="0.3671105" calcext:value-type="float">
            <text:p>0,3671105</text:p>
          </table:table-cell>
          <table:table-cell office:value-type="float" office:value="0.3685659" calcext:value-type="float">
            <text:p>0,3685659</text:p>
          </table:table-cell>
          <table:table-cell office:value-type="float" office:value="0.3681931" calcext:value-type="float">
            <text:p>0,3681931</text:p>
          </table:table-cell>
          <table:table-cell office:value-type="float" office:value="0.3686984" calcext:value-type="float">
            <text:p>0,3686984</text:p>
          </table:table-cell>
          <table:table-cell office:value-type="float" office:value="0.3674511" calcext:value-type="float">
            <text:p>0,3674511</text:p>
          </table:table-cell>
          <table:table-cell office:value-type="float" office:value="0.3681367" calcext:value-type="float">
            <text:p>0,3681367</text:p>
          </table:table-cell>
          <table:table-cell office:value-type="float" office:value="0.3699692" calcext:value-type="float">
            <text:p>0,3699692</text:p>
          </table:table-cell>
          <table:table-cell office:value-type="float" office:value="0.3706811" calcext:value-type="float">
            <text:p>0,3706811</text:p>
          </table:table-cell>
          <table:table-cell office:value-type="float" office:value="0.3715016" calcext:value-type="float">
            <text:p>0,3715016</text:p>
          </table:table-cell>
          <table:table-cell office:value-type="float" office:value="0.372395" calcext:value-type="float">
            <text:p>0,372395</text:p>
          </table:table-cell>
          <table:table-cell office:value-type="float" office:value="0.3710753" calcext:value-type="float">
            <text:p>0,3710753</text:p>
          </table:table-cell>
          <table:table-cell table:formula="of:=[.Q24]+1" office:value-type="float" office:value="23" calcext:value-type="float">
            <text:p>23</text:p>
          </table:table-cell>
          <table:table-cell table:number-columns-repeated="1007"/>
        </table:table-row>
        <table:table-row table:style-name="ro1">
          <table:table-cell table:formula="of:=POWER(2;[.Q26])" office:value-type="float" office:value="16777216" calcext:value-type="float">
            <text:p>16777216</text:p>
          </table:table-cell>
          <table:table-cell office:value-type="float" office:value="1.7549341" calcext:value-type="float">
            <text:p>1,7549341</text:p>
          </table:table-cell>
          <table:table-cell office:value-type="float" office:value="1.4479919" calcext:value-type="float">
            <text:p>1,4479919</text:p>
          </table:table-cell>
          <table:table-cell office:value-type="float" office:value="0.8442437" calcext:value-type="float">
            <text:p>0,8442437</text:p>
          </table:table-cell>
          <table:table-cell office:value-type="float" office:value="0.7803829" calcext:value-type="float">
            <text:p>0,7803829</text:p>
          </table:table-cell>
          <table:table-cell office:value-type="float" office:value="0.7583038" calcext:value-type="float">
            <text:p>0,7583038</text:p>
          </table:table-cell>
          <table:table-cell office:value-type="float" office:value="0.7590392" calcext:value-type="float">
            <text:p>0,7590392</text:p>
          </table:table-cell>
          <table:table-cell office:value-type="float" office:value="0.7624752" calcext:value-type="float">
            <text:p>0,7624752</text:p>
          </table:table-cell>
          <table:table-cell office:value-type="float" office:value="0.7629811" calcext:value-type="float">
            <text:p>0,7629811</text:p>
          </table:table-cell>
          <table:table-cell office:value-type="float" office:value="0.761668" calcext:value-type="float">
            <text:p>0,761668</text:p>
          </table:table-cell>
          <table:table-cell office:value-type="float" office:value="0.7608933" calcext:value-type="float">
            <text:p>0,7608933</text:p>
          </table:table-cell>
          <table:table-cell office:value-type="float" office:value="0.7628846" calcext:value-type="float">
            <text:p>0,7628846</text:p>
          </table:table-cell>
          <table:table-cell office:value-type="float" office:value="0.764983" calcext:value-type="float">
            <text:p>0,764983</text:p>
          </table:table-cell>
          <table:table-cell office:value-type="float" office:value="0.7639247" calcext:value-type="float">
            <text:p>0,7639247</text:p>
          </table:table-cell>
          <table:table-cell office:value-type="float" office:value="0.7722927" calcext:value-type="float">
            <text:p>0,7722927</text:p>
          </table:table-cell>
          <table:table-cell office:value-type="float" office:value="0.7678426" calcext:value-type="float">
            <text:p>0,7678426</text:p>
          </table:table-cell>
          <table:table-cell table:formula="of:=[.Q25]+1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r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formula="of:=POWER(2;[.Q28])" office:value-type="float" office:value="1" calcext:value-type="float">
            <text:p>1</text:p>
          </table:table-cell>
          <table:table-cell office:value-type="float" office:value="0.0002036" calcext:value-type="float">
            <text:p>0,0002036</text:p>
          </table:table-cell>
          <table:table-cell office:value-type="float" office:value="0.0002177" calcext:value-type="float">
            <text:p>0,0002177</text:p>
          </table:table-cell>
          <table:table-cell office:value-type="float" office:value="0.0002331" calcext:value-type="float">
            <text:p>0,0002331</text:p>
          </table:table-cell>
          <table:table-cell office:value-type="float" office:value="0.0001695" calcext:value-type="float">
            <text:p>0,0001695</text:p>
          </table:table-cell>
          <table:table-cell office:value-type="float" office:value="0.0001928" calcext:value-type="float">
            <text:p>0,0001928</text:p>
          </table:table-cell>
          <table:table-cell office:value-type="float" office:value="0.0002452" calcext:value-type="float">
            <text:p>0,0002452</text:p>
          </table:table-cell>
          <table:table-cell office:value-type="float" office:value="0.0002979" calcext:value-type="float">
            <text:p>0,0002979</text:p>
          </table:table-cell>
          <table:table-cell office:value-type="float" office:value="0.0002467" calcext:value-type="float">
            <text:p>0,0002467</text:p>
          </table:table-cell>
          <table:table-cell office:value-type="float" office:value="0.0002628" calcext:value-type="float">
            <text:p>0,0002628</text:p>
          </table:table-cell>
          <table:table-cell office:value-type="float" office:value="0.0002775" calcext:value-type="float">
            <text:p>0,0002775</text:p>
          </table:table-cell>
          <table:table-cell office:value-type="float" office:value="0.0002885" calcext:value-type="float">
            <text:p>0,0002885</text:p>
          </table:table-cell>
          <table:table-cell office:value-type="float" office:value="0.0002875" calcext:value-type="float">
            <text:p>0,0002875</text:p>
          </table:table-cell>
          <table:table-cell office:value-type="float" office:value="0.0003013" calcext:value-type="float">
            <text:p>0,0003013</text:p>
          </table:table-cell>
          <table:table-cell office:value-type="float" office:value="0.0003224" calcext:value-type="float">
            <text:p>0,0003224</text:p>
          </table:table-cell>
          <table:table-cell office:value-type="float" office:value="0.0003465" calcext:value-type="float">
            <text:p>0,00034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POWER(2;[.Q29])" office:value-type="float" office:value="2" calcext:value-type="float">
            <text:p>2</text:p>
          </table:table-cell>
          <table:table-cell office:value-type="float" office:value="0.0001694" calcext:value-type="float">
            <text:p>0,0001694</text:p>
          </table:table-cell>
          <table:table-cell office:value-type="float" office:value="0.000199" calcext:value-type="float">
            <text:p>0,000199</text:p>
          </table:table-cell>
          <table:table-cell office:value-type="float" office:value="0.0001981" calcext:value-type="float">
            <text:p>0,0001981</text:p>
          </table:table-cell>
          <table:table-cell office:value-type="float" office:value="0.0002445" calcext:value-type="float">
            <text:p>0,0002445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002541" calcext:value-type="float">
            <text:p>0,0002541</text:p>
          </table:table-cell>
          <table:table-cell office:value-type="float" office:value="0.0002138" calcext:value-type="float">
            <text:p>0,0002138</text:p>
          </table:table-cell>
          <table:table-cell office:value-type="float" office:value="0.0002655" calcext:value-type="float">
            <text:p>0,0002655</text:p>
          </table:table-cell>
          <table:table-cell office:value-type="float" office:value="0.0002334" calcext:value-type="float">
            <text:p>0,0002334</text:p>
          </table:table-cell>
          <table:table-cell office:value-type="float" office:value="0.0002512" calcext:value-type="float">
            <text:p>0,0002512</text:p>
          </table:table-cell>
          <table:table-cell office:value-type="float" office:value="0.0002568" calcext:value-type="float">
            <text:p>0,0002568</text:p>
          </table:table-cell>
          <table:table-cell office:value-type="float" office:value="0.0002698" calcext:value-type="float">
            <text:p>0,0002698</text:p>
          </table:table-cell>
          <table:table-cell office:value-type="float" office:value="0.0003036" calcext:value-type="float">
            <text:p>0,0003036</text:p>
          </table:table-cell>
          <table:table-cell office:value-type="float" office:value="0.0002977" calcext:value-type="float">
            <text:p>0,0002977</text:p>
          </table:table-cell>
          <table:table-cell office:value-type="float" office:value="0.0003615" calcext:value-type="float">
            <text:p>0,0003615</text:p>
          </table:table-cell>
          <table:table-cell table:formula="of:=[.Q28]+1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formula="of:=POWER(2;[.Q30])" office:value-type="float" office:value="4" calcext:value-type="float">
            <text:p>4</text:p>
          </table:table-cell>
          <table:table-cell office:value-type="float" office:value="0.0001784" calcext:value-type="float">
            <text:p>0,0001784</text:p>
          </table:table-cell>
          <table:table-cell office:value-type="float" office:value="0.0001992" calcext:value-type="float">
            <text:p>0,0001992</text:p>
          </table:table-cell>
          <table:table-cell office:value-type="float" office:value="0.0001956" calcext:value-type="float">
            <text:p>0,0001956</text:p>
          </table:table-cell>
          <table:table-cell office:value-type="float" office:value="0.0002275" calcext:value-type="float">
            <text:p>0,0002275</text:p>
          </table:table-cell>
          <table:table-cell office:value-type="float" office:value="0.0002586" calcext:value-type="float">
            <text:p>0,0002586</text:p>
          </table:table-cell>
          <table:table-cell office:value-type="float" office:value="0.0001994" calcext:value-type="float">
            <text:p>0,0001994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2145" calcext:value-type="float">
            <text:p>0,0002145</text:p>
          </table:table-cell>
          <table:table-cell office:value-type="float" office:value="0.0002362" calcext:value-type="float">
            <text:p>0,0002362</text:p>
          </table:table-cell>
          <table:table-cell office:value-type="float" office:value="0.0002855" calcext:value-type="float">
            <text:p>0,0002855</text:p>
          </table:table-cell>
          <table:table-cell office:value-type="float" office:value="0.0002574" calcext:value-type="float">
            <text:p>0,0002574</text:p>
          </table:table-cell>
          <table:table-cell office:value-type="float" office:value="0.0002983" calcext:value-type="float">
            <text:p>0,0002983</text:p>
          </table:table-cell>
          <table:table-cell office:value-type="float" office:value="0.0003261" calcext:value-type="float">
            <text:p>0,0003261</text:p>
          </table:table-cell>
          <table:table-cell office:value-type="float" office:value="0.0002973" calcext:value-type="float">
            <text:p>0,0002973</text:p>
          </table:table-cell>
          <table:table-cell office:value-type="float" office:value="0.0003168" calcext:value-type="float">
            <text:p>0,0003168</text:p>
          </table:table-cell>
          <table:table-cell table:formula="of:=[.Q29]+1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POWER(2;[.Q31])" office:value-type="float" office:value="8" calcext:value-type="float">
            <text:p>8</text:p>
          </table:table-cell>
          <table:table-cell office:value-type="float" office:value="0.0001937" calcext:value-type="float">
            <text:p>0,0001937</text:p>
          </table:table-cell>
          <table:table-cell office:value-type="float" office:value="0.0002019" calcext:value-type="float">
            <text:p>0,0002019</text:p>
          </table:table-cell>
          <table:table-cell office:value-type="float" office:value="0.0001885" calcext:value-type="float">
            <text:p>0,0001885</text:p>
          </table:table-cell>
          <table:table-cell office:value-type="float" office:value="0.0002266" calcext:value-type="float">
            <text:p>0,0002266</text:p>
          </table:table-cell>
          <table:table-cell office:value-type="float" office:value="0.0002587" calcext:value-type="float">
            <text:p>0,0002587</text:p>
          </table:table-cell>
          <table:table-cell office:value-type="float" office:value="0.0002264" calcext:value-type="float">
            <text:p>0,0002264</text:p>
          </table:table-cell>
          <table:table-cell office:value-type="float" office:value="0.0002181" calcext:value-type="float">
            <text:p>0,0002181</text:p>
          </table:table-cell>
          <table:table-cell office:value-type="float" office:value="0.0002193" calcext:value-type="float">
            <text:p>0,0002193</text:p>
          </table:table-cell>
          <table:table-cell office:value-type="float" office:value="0.0002333" calcext:value-type="float">
            <text:p>0,0002333</text:p>
          </table:table-cell>
          <table:table-cell office:value-type="float" office:value="0.0002456" calcext:value-type="float">
            <text:p>0,0002456</text:p>
          </table:table-cell>
          <table:table-cell office:value-type="float" office:value="0.0002625" calcext:value-type="float">
            <text:p>0,0002625</text:p>
          </table:table-cell>
          <table:table-cell office:value-type="float" office:value="0.0002705" calcext:value-type="float">
            <text:p>0,0002705</text:p>
          </table:table-cell>
          <table:table-cell office:value-type="float" office:value="0.0002852" calcext:value-type="float">
            <text:p>0,0002852</text:p>
          </table:table-cell>
          <table:table-cell office:value-type="float" office:value="0.0002986" calcext:value-type="float">
            <text:p>0,0002986</text:p>
          </table:table-cell>
          <table:table-cell office:value-type="float" office:value="0.0003528" calcext:value-type="float">
            <text:p>0,0003528</text:p>
          </table:table-cell>
          <table:table-cell table:formula="of:=[.Q30]+1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formula="of:=POWER(2;[.Q32])" office:value-type="float" office:value="16" calcext:value-type="float">
            <text:p>16</text:p>
          </table:table-cell>
          <table:table-cell office:value-type="float" office:value="0.000188" calcext:value-type="float">
            <text:p>0,000188</text:p>
          </table:table-cell>
          <table:table-cell office:value-type="float" office:value="0.0001856" calcext:value-type="float">
            <text:p>0,0001856</text:p>
          </table:table-cell>
          <table:table-cell office:value-type="float" office:value="0.0001911" calcext:value-type="float">
            <text:p>0,0001911</text:p>
          </table:table-cell>
          <table:table-cell office:value-type="float" office:value="0.0002327" calcext:value-type="float">
            <text:p>0,0002327</text:p>
          </table:table-cell>
          <table:table-cell office:value-type="float" office:value="0.0002532" calcext:value-type="float">
            <text:p>0,0002532</text:p>
          </table:table-cell>
          <table:table-cell office:value-type="float" office:value="0.0002579" calcext:value-type="float">
            <text:p>0,0002579</text:p>
          </table:table-cell>
          <table:table-cell office:value-type="float" office:value="0.0002188" calcext:value-type="float">
            <text:p>0,0002188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2328" calcext:value-type="float">
            <text:p>0,0002328</text:p>
          </table:table-cell>
          <table:table-cell office:value-type="float" office:value="0.0002547" calcext:value-type="float">
            <text:p>0,0002547</text:p>
          </table:table-cell>
          <table:table-cell office:value-type="float" office:value="0.0002768" calcext:value-type="float">
            <text:p>0,0002768</text:p>
          </table:table-cell>
          <table:table-cell office:value-type="float" office:value="0.0003133" calcext:value-type="float">
            <text:p>0,0003133</text:p>
          </table:table-cell>
          <table:table-cell office:value-type="float" office:value="0.0002872" calcext:value-type="float">
            <text:p>0,0002872</text:p>
          </table:table-cell>
          <table:table-cell office:value-type="float" office:value="0.0003052" calcext:value-type="float">
            <text:p>0,0003052</text:p>
          </table:table-cell>
          <table:table-cell office:value-type="float" office:value="0.0003115" calcext:value-type="float">
            <text:p>0,0003115</text:p>
          </table:table-cell>
          <table:table-cell table:formula="of:=[.Q31]+1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formula="of:=POWER(2;[.Q33])" office:value-type="float" office:value="32" calcext:value-type="float">
            <text:p>32</text:p>
          </table:table-cell>
          <table:table-cell office:value-type="float" office:value="0.0001917" calcext:value-type="float">
            <text:p>0,0001917</text:p>
          </table:table-cell>
          <table:table-cell office:value-type="float" office:value="0.0002068" calcext:value-type="float">
            <text:p>0,0002068</text:p>
          </table:table-cell>
          <table:table-cell office:value-type="float" office:value="0.0002017" calcext:value-type="float">
            <text:p>0,0002017</text:p>
          </table:table-cell>
          <table:table-cell office:value-type="float" office:value="0.0001926" calcext:value-type="float">
            <text:p>0,0001926</text:p>
          </table:table-cell>
          <table:table-cell office:value-type="float" office:value="0.0001997" calcext:value-type="float">
            <text:p>0,0001997</text:p>
          </table:table-cell>
          <table:table-cell office:value-type="float" office:value="0.0001986" calcext:value-type="float">
            <text:p>0,0001986</text:p>
          </table:table-cell>
          <table:table-cell office:value-type="float" office:value="0.0002098" calcext:value-type="float">
            <text:p>0,0002098</text:p>
          </table:table-cell>
          <table:table-cell office:value-type="float" office:value="0.0002225" calcext:value-type="float">
            <text:p>0,0002225</text:p>
          </table:table-cell>
          <table:table-cell office:value-type="float" office:value="0.0002413" calcext:value-type="float">
            <text:p>0,0002413</text:p>
          </table:table-cell>
          <table:table-cell office:value-type="float" office:value="0.0002451" calcext:value-type="float">
            <text:p>0,0002451</text:p>
          </table:table-cell>
          <table:table-cell office:value-type="float" office:value="0.0002625" calcext:value-type="float">
            <text:p>0,0002625</text:p>
          </table:table-cell>
          <table:table-cell office:value-type="float" office:value="0.0002725" calcext:value-type="float">
            <text:p>0,0002725</text:p>
          </table:table-cell>
          <table:table-cell office:value-type="float" office:value="0.0002925" calcext:value-type="float">
            <text:p>0,0002925</text:p>
          </table:table-cell>
          <table:table-cell office:value-type="float" office:value="0.0002928" calcext:value-type="float">
            <text:p>0,0002928</text:p>
          </table:table-cell>
          <table:table-cell office:value-type="float" office:value="0.0003193" calcext:value-type="float">
            <text:p>0,0003193</text:p>
          </table:table-cell>
          <table:table-cell table:formula="of:=[.Q32]+1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formula="of:=POWER(2;[.Q34])" office:value-type="float" office:value="64" calcext:value-type="float">
            <text:p>64</text:p>
          </table:table-cell>
          <table:table-cell office:value-type="float" office:value="0.0001753" calcext:value-type="float">
            <text:p>0,0001753</text:p>
          </table:table-cell>
          <table:table-cell office:value-type="float" office:value="0.0002056" calcext:value-type="float">
            <text:p>0,0002056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2425" calcext:value-type="float">
            <text:p>0,0002425</text:p>
          </table:table-cell>
          <table:table-cell office:value-type="float" office:value="0.0002254" calcext:value-type="float">
            <text:p>0,0002254</text:p>
          </table:table-cell>
          <table:table-cell office:value-type="float" office:value="0.0002316" calcext:value-type="float">
            <text:p>0,0002316</text:p>
          </table:table-cell>
          <table:table-cell office:value-type="float" office:value="0.0002563" calcext:value-type="float">
            <text:p>0,0002563</text:p>
          </table:table-cell>
          <table:table-cell office:value-type="float" office:value="0.0002623" calcext:value-type="float">
            <text:p>0,0002623</text:p>
          </table:table-cell>
          <table:table-cell office:value-type="float" office:value="0.0002569" calcext:value-type="float">
            <text:p>0,0002569</text:p>
          </table:table-cell>
          <table:table-cell office:value-type="float" office:value="0.0002595" calcext:value-type="float">
            <text:p>0,0002595</text:p>
          </table:table-cell>
          <table:table-cell office:value-type="float" office:value="0.0002634" calcext:value-type="float">
            <text:p>0,0002634</text:p>
          </table:table-cell>
          <table:table-cell office:value-type="float" office:value="0.0002791" calcext:value-type="float">
            <text:p>0,0002791</text:p>
          </table:table-cell>
          <table:table-cell office:value-type="float" office:value="0.0003423" calcext:value-type="float">
            <text:p>0,0003423</text:p>
          </table:table-cell>
          <table:table-cell office:value-type="float" office:value="0.0003363" calcext:value-type="float">
            <text:p>0,0003363</text:p>
          </table:table-cell>
          <table:table-cell table:formula="of:=[.Q33]+1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formula="of:=POWER(2;[.Q35])" office:value-type="float" office:value="128" calcext:value-type="float">
            <text:p>128</text:p>
          </table:table-cell>
          <table:table-cell office:value-type="float" office:value="0.0001986" calcext:value-type="float">
            <text:p>0,0001986</text:p>
          </table:table-cell>
          <table:table-cell office:value-type="float" office:value="0.0002144" calcext:value-type="float">
            <text:p>0,0002144</text:p>
          </table:table-cell>
          <table:table-cell office:value-type="float" office:value="0.0002012" calcext:value-type="float">
            <text:p>0,0002012</text:p>
          </table:table-cell>
          <table:table-cell office:value-type="float" office:value="0.0002297" calcext:value-type="float">
            <text:p>0,0002297</text:p>
          </table:table-cell>
          <table:table-cell office:value-type="float" office:value="0.0001889" calcext:value-type="float">
            <text:p>0,0001889</text:p>
          </table:table-cell>
          <table:table-cell office:value-type="float" office:value="0.0002027" calcext:value-type="float">
            <text:p>0,0002027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472" calcext:value-type="float">
            <text:p>0,0002472</text:p>
          </table:table-cell>
          <table:table-cell office:value-type="float" office:value="0.0002376" calcext:value-type="float">
            <text:p>0,0002376</text:p>
          </table:table-cell>
          <table:table-cell office:value-type="float" office:value="0.0002455" calcext:value-type="float">
            <text:p>0,0002455</text:p>
          </table:table-cell>
          <table:table-cell office:value-type="float" office:value="0.0002877" calcext:value-type="float">
            <text:p>0,0002877</text:p>
          </table:table-cell>
          <table:table-cell office:value-type="float" office:value="0.0003019" calcext:value-type="float">
            <text:p>0,0003019</text:p>
          </table:table-cell>
          <table:table-cell office:value-type="float" office:value="0.0003099" calcext:value-type="float">
            <text:p>0,0003099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3146" calcext:value-type="float">
            <text:p>0,0003146</text:p>
          </table:table-cell>
          <table:table-cell table:formula="of:=[.Q34]+1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formula="of:=POWER(2;[.Q36])" office:value-type="float" office:value="256" calcext:value-type="float">
            <text:p>256</text:p>
          </table:table-cell>
          <table:table-cell office:value-type="float" office:value="0.0002045" calcext:value-type="float">
            <text:p>0,0002045</text:p>
          </table:table-cell>
          <table:table-cell office:value-type="float" office:value="0.0002273" calcext:value-type="float">
            <text:p>0,0002273</text:p>
          </table:table-cell>
          <table:table-cell office:value-type="float" office:value="0.0002228" calcext:value-type="float">
            <text:p>0,0002228</text:p>
          </table:table-cell>
          <table:table-cell office:value-type="float" office:value="0.0002456" calcext:value-type="float">
            <text:p>0,0002456</text:p>
          </table:table-cell>
          <table:table-cell office:value-type="float" office:value="0.0002758" calcext:value-type="float">
            <text:p>0,0002758</text:p>
          </table:table-cell>
          <table:table-cell office:value-type="float" office:value="0.0002337" calcext:value-type="float">
            <text:p>0,0002337</text:p>
          </table:table-cell>
          <table:table-cell office:value-type="float" office:value="0.0002741" calcext:value-type="float">
            <text:p>0,0002741</text:p>
          </table:table-cell>
          <table:table-cell office:value-type="float" office:value="0.0002772" calcext:value-type="float">
            <text:p>0,0002772</text:p>
          </table:table-cell>
          <table:table-cell office:value-type="float" office:value="0.0002628" calcext:value-type="float">
            <text:p>0,0002628</text:p>
          </table:table-cell>
          <table:table-cell office:value-type="float" office:value="0.0006504" calcext:value-type="float">
            <text:p>0,0006504</text:p>
          </table:table-cell>
          <table:table-cell office:value-type="float" office:value="0.0003135" calcext:value-type="float">
            <text:p>0,0003135</text:p>
          </table:table-cell>
          <table:table-cell office:value-type="float" office:value="0.0003214" calcext:value-type="float">
            <text:p>0,0003214</text:p>
          </table:table-cell>
          <table:table-cell office:value-type="float" office:value="0.0003426" calcext:value-type="float">
            <text:p>0,0003426</text:p>
          </table:table-cell>
          <table:table-cell office:value-type="float" office:value="0.0003306" calcext:value-type="float">
            <text:p>0,0003306</text:p>
          </table:table-cell>
          <table:table-cell office:value-type="float" office:value="0.0003559" calcext:value-type="float">
            <text:p>0,0003559</text:p>
          </table:table-cell>
          <table:table-cell table:formula="of:=[.Q35]+1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formula="of:=POWER(2;[.Q37])" office:value-type="float" office:value="512" calcext:value-type="float">
            <text:p>512</text:p>
          </table:table-cell>
          <table:table-cell office:value-type="float" office:value="0.0002333" calcext:value-type="float">
            <text:p>0,0002333</text:p>
          </table:table-cell>
          <table:table-cell office:value-type="float" office:value="0.0002304" calcext:value-type="float">
            <text:p>0,0002304</text:p>
          </table:table-cell>
          <table:table-cell office:value-type="float" office:value="0.0002412" calcext:value-type="float">
            <text:p>0,0002412</text:p>
          </table:table-cell>
          <table:table-cell office:value-type="float" office:value="0.0002689" calcext:value-type="float">
            <text:p>0,0002689</text:p>
          </table:table-cell>
          <table:table-cell office:value-type="float" office:value="0.001802" calcext:value-type="float">
            <text:p>0,001802</text:p>
          </table:table-cell>
          <table:table-cell office:value-type="float" office:value="0.0002758" calcext:value-type="float">
            <text:p>0,0002758</text:p>
          </table:table-cell>
          <table:table-cell office:value-type="float" office:value="0.0013511" calcext:value-type="float">
            <text:p>0,0013511</text:p>
          </table:table-cell>
          <table:table-cell office:value-type="float" office:value="0.0004384" calcext:value-type="float">
            <text:p>0,0004384</text:p>
          </table:table-cell>
          <table:table-cell office:value-type="float" office:value="0.0012698" calcext:value-type="float">
            <text:p>0,0012698</text:p>
          </table:table-cell>
          <table:table-cell office:value-type="float" office:value="0.0009891" calcext:value-type="float">
            <text:p>0,0009891</text:p>
          </table:table-cell>
          <table:table-cell office:value-type="float" office:value="0.0006806" calcext:value-type="float">
            <text:p>0,0006806</text:p>
          </table:table-cell>
          <table:table-cell office:value-type="float" office:value="0.0006662" calcext:value-type="float">
            <text:p>0,0006662</text:p>
          </table:table-cell>
          <table:table-cell office:value-type="float" office:value="0.0011164" calcext:value-type="float">
            <text:p>0,0011164</text:p>
          </table:table-cell>
          <table:table-cell office:value-type="float" office:value="0.0012181" calcext:value-type="float">
            <text:p>0,0012181</text:p>
          </table:table-cell>
          <table:table-cell office:value-type="float" office:value="0.0005004" calcext:value-type="float">
            <text:p>0,0005004</text:p>
          </table:table-cell>
          <table:table-cell table:formula="of:=[.Q36]+1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formula="of:=POWER(2;[.Q38])" office:value-type="float" office:value="1024" calcext:value-type="float">
            <text:p>1024</text:p>
          </table:table-cell>
          <table:table-cell office:value-type="float" office:value="0.0002053" calcext:value-type="float">
            <text:p>0,0002053</text:p>
          </table:table-cell>
          <table:table-cell office:value-type="float" office:value="0.0002576" calcext:value-type="float">
            <text:p>0,0002576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0005669" calcext:value-type="float">
            <text:p>0,0005669</text:p>
          </table:table-cell>
          <table:table-cell office:value-type="float" office:value="0.0005197" calcext:value-type="float">
            <text:p>0,0005197</text:p>
          </table:table-cell>
          <table:table-cell office:value-type="float" office:value="0.0018004" calcext:value-type="float">
            <text:p>0,0018004</text:p>
          </table:table-cell>
          <table:table-cell office:value-type="float" office:value="0.0012225" calcext:value-type="float">
            <text:p>0,0012225</text:p>
          </table:table-cell>
          <table:table-cell office:value-type="float" office:value="0.0006235" calcext:value-type="float">
            <text:p>0,0006235</text:p>
          </table:table-cell>
          <table:table-cell office:value-type="float" office:value="0.0019603" calcext:value-type="float">
            <text:p>0,0019603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16105" calcext:value-type="float">
            <text:p>0,0016105</text:p>
          </table:table-cell>
          <table:table-cell office:value-type="float" office:value="0.0011428" calcext:value-type="float">
            <text:p>0,0011428</text:p>
          </table:table-cell>
          <table:table-cell office:value-type="float" office:value="0.0010129" calcext:value-type="float">
            <text:p>0,0010129</text:p>
          </table:table-cell>
          <table:table-cell office:value-type="float" office:value="0.0012123" calcext:value-type="float">
            <text:p>0,0012123</text:p>
          </table:table-cell>
          <table:table-cell office:value-type="float" office:value="0.0023661" calcext:value-type="float">
            <text:p>0,0023661</text:p>
          </table:table-cell>
          <table:table-cell table:formula="of:=[.Q37]+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formula="of:=POWER(2;[.Q39])" office:value-type="float" office:value="2048" calcext:value-type="float">
            <text:p>2048</text:p>
          </table:table-cell>
          <table:table-cell office:value-type="float" office:value="0.0003041" calcext:value-type="float">
            <text:p>0,0003041</text:p>
          </table:table-cell>
          <table:table-cell office:value-type="float" office:value="0.0002858" calcext:value-type="float">
            <text:p>0,0002858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16634" calcext:value-type="float">
            <text:p>0,0016634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.0018771" calcext:value-type="float">
            <text:p>0,0018771</text:p>
          </table:table-cell>
          <table:table-cell office:value-type="float" office:value="0.0030678" calcext:value-type="float">
            <text:p>0,0030678</text:p>
          </table:table-cell>
          <table:table-cell office:value-type="float" office:value="0.0023935" calcext:value-type="float">
            <text:p>0,0023935</text:p>
          </table:table-cell>
          <table:table-cell office:value-type="float" office:value="0.0019505" calcext:value-type="float">
            <text:p>0,0019505</text:p>
          </table:table-cell>
          <table:table-cell office:value-type="float" office:value="0.0020071" calcext:value-type="float">
            <text:p>0,0020071</text:p>
          </table:table-cell>
          <table:table-cell office:value-type="float" office:value="0.0010613" calcext:value-type="float">
            <text:p>0,0010613</text:p>
          </table:table-cell>
          <table:table-cell office:value-type="float" office:value="0.0018237" calcext:value-type="float">
            <text:p>0,0018237</text:p>
          </table:table-cell>
          <table:table-cell office:value-type="float" office:value="0.0028983" calcext:value-type="float">
            <text:p>0,0028983</text:p>
          </table:table-cell>
          <table:table-cell office:value-type="float" office:value="0.0009984" calcext:value-type="float">
            <text:p>0,0009984</text:p>
          </table:table-cell>
          <table:table-cell table:formula="of:=[.Q38]+1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formula="of:=POWER(2;[.Q40])" office:value-type="float" office:value="4096" calcext:value-type="float">
            <text:p>4096</text:p>
          </table:table-cell>
          <table:table-cell office:value-type="float" office:value="0.0004224" calcext:value-type="float">
            <text:p>0,0004224</text:p>
          </table:table-cell>
          <table:table-cell office:value-type="float" office:value="0.0003566" calcext:value-type="float">
            <text:p>0,0003566</text:p>
          </table:table-cell>
          <table:table-cell office:value-type="float" office:value="0.0003426" calcext:value-type="float">
            <text:p>0,0003426</text:p>
          </table:table-cell>
          <table:table-cell office:value-type="float" office:value="0.0003986" calcext:value-type="float">
            <text:p>0,0003986</text:p>
          </table:table-cell>
          <table:table-cell office:value-type="float" office:value="0.0004571" calcext:value-type="float">
            <text:p>0,0004571</text:p>
          </table:table-cell>
          <table:table-cell office:value-type="float" office:value="0.0019923" calcext:value-type="float">
            <text:p>0,0019923</text:p>
          </table:table-cell>
          <table:table-cell office:value-type="float" office:value="0.0016556" calcext:value-type="float">
            <text:p>0,0016556</text:p>
          </table:table-cell>
          <table:table-cell office:value-type="float" office:value="0.0013512" calcext:value-type="float">
            <text:p>0,0013512</text:p>
          </table:table-cell>
          <table:table-cell office:value-type="float" office:value="0.0014929" calcext:value-type="float">
            <text:p>0,0014929</text:p>
          </table:table-cell>
          <table:table-cell office:value-type="float" office:value="0.002046" calcext:value-type="float">
            <text:p>0,002046</text:p>
          </table:table-cell>
          <table:table-cell office:value-type="float" office:value="0.0009919" calcext:value-type="float">
            <text:p>0,0009919</text:p>
          </table:table-cell>
          <table:table-cell office:value-type="float" office:value="0.0011687" calcext:value-type="float">
            <text:p>0,0011687</text:p>
          </table:table-cell>
          <table:table-cell office:value-type="float" office:value="0.0015356" calcext:value-type="float">
            <text:p>0,0015356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22218" calcext:value-type="float">
            <text:p>0,0022218</text:p>
          </table:table-cell>
          <table:table-cell table:formula="of:=[.Q39]+1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formula="of:=POWER(2;[.Q41])" office:value-type="float" office:value="8192" calcext:value-type="float">
            <text:p>8192</text:p>
          </table:table-cell>
          <table:table-cell office:value-type="float" office:value="0.0007103" calcext:value-type="float">
            <text:p>0,0007103</text:p>
          </table:table-cell>
          <table:table-cell office:value-type="float" office:value="0.0005839" calcext:value-type="float">
            <text:p>0,0005839</text:p>
          </table:table-cell>
          <table:table-cell office:value-type="float" office:value="0.0004973" calcext:value-type="float">
            <text:p>0,0004973</text:p>
          </table:table-cell>
          <table:table-cell office:value-type="float" office:value="0.0005204" calcext:value-type="float">
            <text:p>0,0005204</text:p>
          </table:table-cell>
          <table:table-cell office:value-type="float" office:value="0.0007016" calcext:value-type="float">
            <text:p>0,0007016</text:p>
          </table:table-cell>
          <table:table-cell office:value-type="float" office:value="0.0009109" calcext:value-type="float">
            <text:p>0,0009109</text:p>
          </table:table-cell>
          <table:table-cell office:value-type="float" office:value="0.0021301" calcext:value-type="float">
            <text:p>0,0021301</text:p>
          </table:table-cell>
          <table:table-cell office:value-type="float" office:value="0.0016286" calcext:value-type="float">
            <text:p>0,0016286</text:p>
          </table:table-cell>
          <table:table-cell office:value-type="float" office:value="0.0020775" calcext:value-type="float">
            <text:p>0,0020775</text:p>
          </table:table-cell>
          <table:table-cell office:value-type="float" office:value="0.0019563" calcext:value-type="float">
            <text:p>0,0019563</text:p>
          </table:table-cell>
          <table:table-cell office:value-type="float" office:value="0.0020995" calcext:value-type="float">
            <text:p>0,0020995</text:p>
          </table:table-cell>
          <table:table-cell office:value-type="float" office:value="0.0024135" calcext:value-type="float">
            <text:p>0,0024135</text:p>
          </table:table-cell>
          <table:table-cell office:value-type="float" office:value="0.0019428" calcext:value-type="float">
            <text:p>0,0019428</text:p>
          </table:table-cell>
          <table:table-cell office:value-type="float" office:value="0.0036242" calcext:value-type="float">
            <text:p>0,0036242</text:p>
          </table:table-cell>
          <table:table-cell office:value-type="float" office:value="0.0014849" calcext:value-type="float">
            <text:p>0,0014849</text:p>
          </table:table-cell>
          <table:table-cell table:formula="of:=[.Q40]+1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formula="of:=POWER(2;[.Q42])" office:value-type="float" office:value="16384" calcext:value-type="float">
            <text:p>16384</text:p>
          </table:table-cell>
          <table:table-cell office:value-type="float" office:value="0.0013242" calcext:value-type="float">
            <text:p>0,0013242</text:p>
          </table:table-cell>
          <table:table-cell office:value-type="float" office:value="0.0009003" calcext:value-type="float">
            <text:p>0,0009003</text:p>
          </table:table-cell>
          <table:table-cell office:value-type="float" office:value="0.0008272" calcext:value-type="float">
            <text:p>0,0008272</text:p>
          </table:table-cell>
          <table:table-cell office:value-type="float" office:value="0.0008608" calcext:value-type="float">
            <text:p>0,0008608</text:p>
          </table:table-cell>
          <table:table-cell office:value-type="float" office:value="0.0008585" calcext:value-type="float">
            <text:p>0,0008585</text:p>
          </table:table-cell>
          <table:table-cell office:value-type="float" office:value="0.0012176" calcext:value-type="float">
            <text:p>0,0012176</text:p>
          </table:table-cell>
          <table:table-cell office:value-type="float" office:value="0.001319" calcext:value-type="float">
            <text:p>0,001319</text:p>
          </table:table-cell>
          <table:table-cell office:value-type="float" office:value="0.0010343" calcext:value-type="float">
            <text:p>0,0010343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25139" calcext:value-type="float">
            <text:p>0,0025139</text:p>
          </table:table-cell>
          <table:table-cell office:value-type="float" office:value="0.0014095" calcext:value-type="float">
            <text:p>0,0014095</text:p>
          </table:table-cell>
          <table:table-cell office:value-type="float" office:value="0.0024146" calcext:value-type="float">
            <text:p>0,0024146</text:p>
          </table:table-cell>
          <table:table-cell office:value-type="float" office:value="0.0027301" calcext:value-type="float">
            <text:p>0,0027301</text:p>
          </table:table-cell>
          <table:table-cell office:value-type="float" office:value="0.0019528" calcext:value-type="float">
            <text:p>0,0019528</text:p>
          </table:table-cell>
          <table:table-cell office:value-type="float" office:value="0.002641" calcext:value-type="float">
            <text:p>0,002641</text:p>
          </table:table-cell>
          <table:table-cell table:formula="of:=[.Q41]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formula="of:=POWER(2;[.Q43])" office:value-type="float" office:value="32768" calcext:value-type="float">
            <text:p>32768</text:p>
          </table:table-cell>
          <table:table-cell office:value-type="float" office:value="0.0025434" calcext:value-type="float">
            <text:p>0,0025434</text:p>
          </table:table-cell>
          <table:table-cell office:value-type="float" office:value="0.0018723" calcext:value-type="float">
            <text:p>0,0018723</text:p>
          </table:table-cell>
          <table:table-cell office:value-type="float" office:value="0.0014941" calcext:value-type="float">
            <text:p>0,0014941</text:p>
          </table:table-cell>
          <table:table-cell office:value-type="float" office:value="0.0014103" calcext:value-type="float">
            <text:p>0,0014103</text:p>
          </table:table-cell>
          <table:table-cell office:value-type="float" office:value="0.0019081" calcext:value-type="float">
            <text:p>0,0019081</text:p>
          </table:table-cell>
          <table:table-cell office:value-type="float" office:value="0.0017121" calcext:value-type="float">
            <text:p>0,0017121</text:p>
          </table:table-cell>
          <table:table-cell office:value-type="float" office:value="0.0017647" calcext:value-type="float">
            <text:p>0,0017647</text:p>
          </table:table-cell>
          <table:table-cell office:value-type="float" office:value="0.0021474" calcext:value-type="float">
            <text:p>0,0021474</text:p>
          </table:table-cell>
          <table:table-cell office:value-type="float" office:value="0.0018587" calcext:value-type="float">
            <text:p>0,0018587</text:p>
          </table:table-cell>
          <table:table-cell office:value-type="float" office:value="0.0019256" calcext:value-type="float">
            <text:p>0,0019256</text:p>
          </table:table-cell>
          <table:table-cell office:value-type="float" office:value="0.002248" calcext:value-type="float">
            <text:p>0,002248</text:p>
          </table:table-cell>
          <table:table-cell office:value-type="float" office:value="0.0020934" calcext:value-type="float">
            <text:p>0,0020934</text:p>
          </table:table-cell>
          <table:table-cell office:value-type="float" office:value="0.0026132" calcext:value-type="float">
            <text:p>0,0026132</text:p>
          </table:table-cell>
          <table:table-cell office:value-type="float" office:value="0.0032025" calcext:value-type="float">
            <text:p>0,0032025</text:p>
          </table:table-cell>
          <table:table-cell office:value-type="float" office:value="0.0029728" calcext:value-type="float">
            <text:p>0,0029728</text:p>
          </table:table-cell>
          <table:table-cell table:formula="of:=[.Q42]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formula="of:=POWER(2;[.Q44])" office:value-type="float" office:value="65536" calcext:value-type="float">
            <text:p>65536</text:p>
          </table:table-cell>
          <table:table-cell office:value-type="float" office:value="0.0051648" calcext:value-type="float">
            <text:p>0,0051648</text:p>
          </table:table-cell>
          <table:table-cell office:value-type="float" office:value="0.003417" calcext:value-type="float">
            <text:p>0,003417</text:p>
          </table:table-cell>
          <table:table-cell office:value-type="float" office:value="0.0028443" calcext:value-type="float">
            <text:p>0,0028443</text:p>
          </table:table-cell>
          <table:table-cell office:value-type="float" office:value="0.0027717" calcext:value-type="float">
            <text:p>0,0027717</text:p>
          </table:table-cell>
          <table:table-cell office:value-type="float" office:value="0.0031753" calcext:value-type="float">
            <text:p>0,0031753</text:p>
          </table:table-cell>
          <table:table-cell office:value-type="float" office:value="0.0029178" calcext:value-type="float">
            <text:p>0,0029178</text:p>
          </table:table-cell>
          <table:table-cell office:value-type="float" office:value="0.0029924" calcext:value-type="float">
            <text:p>0,0029924</text:p>
          </table:table-cell>
          <table:table-cell office:value-type="float" office:value="0.0028461" calcext:value-type="float">
            <text:p>0,0028461</text:p>
          </table:table-cell>
          <table:table-cell office:value-type="float" office:value="0.0031227" calcext:value-type="float">
            <text:p>0,0031227</text:p>
          </table:table-cell>
          <table:table-cell office:value-type="float" office:value="0.0030445" calcext:value-type="float">
            <text:p>0,0030445</text:p>
          </table:table-cell>
          <table:table-cell office:value-type="float" office:value="0.0032303" calcext:value-type="float">
            <text:p>0,0032303</text:p>
          </table:table-cell>
          <table:table-cell office:value-type="float" office:value="0.0030851" calcext:value-type="float">
            <text:p>0,0030851</text:p>
          </table:table-cell>
          <table:table-cell office:value-type="float" office:value="0.0034142" calcext:value-type="float">
            <text:p>0,0034142</text:p>
          </table:table-cell>
          <table:table-cell office:value-type="float" office:value="0.0034454" calcext:value-type="float">
            <text:p>0,0034454</text:p>
          </table:table-cell>
          <table:table-cell office:value-type="float" office:value="0.0032635" calcext:value-type="float">
            <text:p>0,0032635</text:p>
          </table:table-cell>
          <table:table-cell table:formula="of:=[.Q43]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formula="of:=POWER(2;[.Q45])" office:value-type="float" office:value="131072" calcext:value-type="float">
            <text:p>131072</text:p>
          </table:table-cell>
          <table:table-cell office:value-type="float" office:value="0.0105846" calcext:value-type="float">
            <text:p>0,0105846</text:p>
          </table:table-cell>
          <table:table-cell office:value-type="float" office:value="0.007637" calcext:value-type="float">
            <text:p>0,007637</text:p>
          </table:table-cell>
          <table:table-cell office:value-type="float" office:value="0.0056048" calcext:value-type="float">
            <text:p>0,0056048</text:p>
          </table:table-cell>
          <table:table-cell office:value-type="float" office:value="0.005282" calcext:value-type="float">
            <text:p>0,005282</text:p>
          </table:table-cell>
          <table:table-cell office:value-type="float" office:value="0.0053815" calcext:value-type="float">
            <text:p>0,0053815</text:p>
          </table:table-cell>
          <table:table-cell office:value-type="float" office:value="0.0055984" calcext:value-type="float">
            <text:p>0,0055984</text:p>
          </table:table-cell>
          <table:table-cell office:value-type="float" office:value="0.0054765" calcext:value-type="float">
            <text:p>0,0054765</text:p>
          </table:table-cell>
          <table:table-cell office:value-type="float" office:value="0.0054783" calcext:value-type="float">
            <text:p>0,0054783</text:p>
          </table:table-cell>
          <table:table-cell office:value-type="float" office:value="0.0057946" calcext:value-type="float">
            <text:p>0,0057946</text:p>
          </table:table-cell>
          <table:table-cell office:value-type="float" office:value="0.0058816" calcext:value-type="float">
            <text:p>0,0058816</text:p>
          </table:table-cell>
          <table:table-cell office:value-type="float" office:value="0.0063461" calcext:value-type="float">
            <text:p>0,0063461</text:p>
          </table:table-cell>
          <table:table-cell office:value-type="float" office:value="0.006051" calcext:value-type="float">
            <text:p>0,006051</text:p>
          </table:table-cell>
          <table:table-cell office:value-type="float" office:value="0.0060998" calcext:value-type="float">
            <text:p>0,0060998</text:p>
          </table:table-cell>
          <table:table-cell office:value-type="float" office:value="0.0076416" calcext:value-type="float">
            <text:p>0,0076416</text:p>
          </table:table-cell>
          <table:table-cell office:value-type="float" office:value="0.0078245" calcext:value-type="float">
            <text:p>0,0078245</text:p>
          </table:table-cell>
          <table:table-cell table:formula="of:=[.Q44]+1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formula="of:=POWER(2;[.Q46])" office:value-type="float" office:value="262144" calcext:value-type="float">
            <text:p>262144</text:p>
          </table:table-cell>
          <table:table-cell office:value-type="float" office:value="0.0219809" calcext:value-type="float">
            <text:p>0,0219809</text:p>
          </table:table-cell>
          <table:table-cell office:value-type="float" office:value="0.0149773" calcext:value-type="float">
            <text:p>0,0149773</text:p>
          </table:table-cell>
          <table:table-cell office:value-type="float" office:value="0.0115398" calcext:value-type="float">
            <text:p>0,0115398</text:p>
          </table:table-cell>
          <table:table-cell office:value-type="float" office:value="0.0107143" calcext:value-type="float">
            <text:p>0,0107143</text:p>
          </table:table-cell>
          <table:table-cell office:value-type="float" office:value="0.0107706" calcext:value-type="float">
            <text:p>0,0107706</text:p>
          </table:table-cell>
          <table:table-cell office:value-type="float" office:value="0.0108424" calcext:value-type="float">
            <text:p>0,0108424</text:p>
          </table:table-cell>
          <table:table-cell office:value-type="float" office:value="0.0108574" calcext:value-type="float">
            <text:p>0,0108574</text:p>
          </table:table-cell>
          <table:table-cell office:value-type="float" office:value="0.0108035" calcext:value-type="float">
            <text:p>0,0108035</text:p>
          </table:table-cell>
          <table:table-cell office:value-type="float" office:value="0.0112506" calcext:value-type="float">
            <text:p>0,0112506</text:p>
          </table:table-cell>
          <table:table-cell office:value-type="float" office:value="0.0118442" calcext:value-type="float">
            <text:p>0,0118442</text:p>
          </table:table-cell>
          <table:table-cell office:value-type="float" office:value="0.0123727" calcext:value-type="float">
            <text:p>0,0123727</text:p>
          </table:table-cell>
          <table:table-cell office:value-type="float" office:value="0.0127604" calcext:value-type="float">
            <text:p>0,0127604</text:p>
          </table:table-cell>
          <table:table-cell office:value-type="float" office:value="0.0126643" calcext:value-type="float">
            <text:p>0,0126643</text:p>
          </table:table-cell>
          <table:table-cell office:value-type="float" office:value="0.0142164" calcext:value-type="float">
            <text:p>0,0142164</text:p>
          </table:table-cell>
          <table:table-cell office:value-type="float" office:value="0.0134977" calcext:value-type="float">
            <text:p>0,0134977</text:p>
          </table:table-cell>
          <table:table-cell table:formula="of:=[.Q45]+1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formula="of:=POWER(2;[.Q47])" office:value-type="float" office:value="524288" calcext:value-type="float">
            <text:p>524288</text:p>
          </table:table-cell>
          <table:table-cell office:value-type="float" office:value="0.0453205" calcext:value-type="float">
            <text:p>0,0453205</text:p>
          </table:table-cell>
          <table:table-cell office:value-type="float" office:value="0.0315426" calcext:value-type="float">
            <text:p>0,0315426</text:p>
          </table:table-cell>
          <table:table-cell office:value-type="float" office:value="0.0237168" calcext:value-type="float">
            <text:p>0,0237168</text:p>
          </table:table-cell>
          <table:table-cell office:value-type="float" office:value="0.0217984" calcext:value-type="float">
            <text:p>0,0217984</text:p>
          </table:table-cell>
          <table:table-cell office:value-type="float" office:value="0.0217705" calcext:value-type="float">
            <text:p>0,0217705</text:p>
          </table:table-cell>
          <table:table-cell office:value-type="float" office:value="0.0218334" calcext:value-type="float">
            <text:p>0,0218334</text:p>
          </table:table-cell>
          <table:table-cell office:value-type="float" office:value="0.021891" calcext:value-type="float">
            <text:p>0,021891</text:p>
          </table:table-cell>
          <table:table-cell office:value-type="float" office:value="0.0219914" calcext:value-type="float">
            <text:p>0,0219914</text:p>
          </table:table-cell>
          <table:table-cell office:value-type="float" office:value="0.0221274" calcext:value-type="float">
            <text:p>0,0221274</text:p>
          </table:table-cell>
          <table:table-cell office:value-type="float" office:value="0.0225514" calcext:value-type="float">
            <text:p>0,0225514</text:p>
          </table:table-cell>
          <table:table-cell office:value-type="float" office:value="0.023042" calcext:value-type="float">
            <text:p>0,023042</text:p>
          </table:table-cell>
          <table:table-cell office:value-type="float" office:value="0.0240705" calcext:value-type="float">
            <text:p>0,0240705</text:p>
          </table:table-cell>
          <table:table-cell office:value-type="float" office:value="0.0241845" calcext:value-type="float">
            <text:p>0,0241845</text:p>
          </table:table-cell>
          <table:table-cell office:value-type="float" office:value="0.023615" calcext:value-type="float">
            <text:p>0,023615</text:p>
          </table:table-cell>
          <table:table-cell office:value-type="float" office:value="0.0266903" calcext:value-type="float">
            <text:p>0,0266903</text:p>
          </table:table-cell>
          <table:table-cell table:formula="of:=[.Q46]+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formula="of:=POWER(2;[.Q48])" office:value-type="float" office:value="1048576" calcext:value-type="float">
            <text:p>1048576</text:p>
          </table:table-cell>
          <table:table-cell office:value-type="float" office:value="0.0952181" calcext:value-type="float">
            <text:p>0,0952181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510049" calcext:value-type="float">
            <text:p>0,0510049</text:p>
          </table:table-cell>
          <table:table-cell office:value-type="float" office:value="0.0455321" calcext:value-type="float">
            <text:p>0,0455321</text:p>
          </table:table-cell>
          <table:table-cell office:value-type="float" office:value="0.0450828" calcext:value-type="float">
            <text:p>0,0450828</text:p>
          </table:table-cell>
          <table:table-cell office:value-type="float" office:value="0.0449699" calcext:value-type="float">
            <text:p>0,0449699</text:p>
          </table:table-cell>
          <table:table-cell office:value-type="float" office:value="0.0451591" calcext:value-type="float">
            <text:p>0,0451591</text:p>
          </table:table-cell>
          <table:table-cell office:value-type="float" office:value="0.0452967" calcext:value-type="float">
            <text:p>0,0452967</text:p>
          </table:table-cell>
          <table:table-cell office:value-type="float" office:value="0.0451356" calcext:value-type="float">
            <text:p>0,0451356</text:p>
          </table:table-cell>
          <table:table-cell office:value-type="float" office:value="0.0456359" calcext:value-type="float">
            <text:p>0,0456359</text:p>
          </table:table-cell>
          <table:table-cell office:value-type="float" office:value="0.0461361" calcext:value-type="float">
            <text:p>0,0461361</text:p>
          </table:table-cell>
          <table:table-cell office:value-type="float" office:value="0.0475501" calcext:value-type="float">
            <text:p>0,0475501</text:p>
          </table:table-cell>
          <table:table-cell office:value-type="float" office:value="0.047491" calcext:value-type="float">
            <text:p>0,047491</text:p>
          </table:table-cell>
          <table:table-cell office:value-type="float" office:value="0.0485678" calcext:value-type="float">
            <text:p>0,0485678</text:p>
          </table:table-cell>
          <table:table-cell office:value-type="float" office:value="0.0509328" calcext:value-type="float">
            <text:p>0,0509328</text:p>
          </table:table-cell>
          <table:table-cell table:formula="of:=[.Q47]+1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formula="of:=POWER(2;[.Q49])" office:value-type="float" office:value="2097152" calcext:value-type="float">
            <text:p>2097152</text:p>
          </table:table-cell>
          <table:table-cell office:value-type="float" office:value="0.1957463" calcext:value-type="float">
            <text:p>0,1957463</text:p>
          </table:table-cell>
          <table:table-cell office:value-type="float" office:value="0.1313227" calcext:value-type="float">
            <text:p>0,1313227</text:p>
          </table:table-cell>
          <table:table-cell office:value-type="float" office:value="0.1088382" calcext:value-type="float">
            <text:p>0,1088382</text:p>
          </table:table-cell>
          <table:table-cell office:value-type="float" office:value="0.0934417" calcext:value-type="float">
            <text:p>0,0934417</text:p>
          </table:table-cell>
          <table:table-cell office:value-type="float" office:value="0.0934436" calcext:value-type="float">
            <text:p>0,0934436</text:p>
          </table:table-cell>
          <table:table-cell office:value-type="float" office:value="0.0938844" calcext:value-type="float">
            <text:p>0,0938844</text:p>
          </table:table-cell>
          <table:table-cell office:value-type="float" office:value="0.09334" calcext:value-type="float">
            <text:p>0,09334</text:p>
          </table:table-cell>
          <table:table-cell office:value-type="float" office:value="0.0940417" calcext:value-type="float">
            <text:p>0,0940417</text:p>
          </table:table-cell>
          <table:table-cell office:value-type="float" office:value="0.0947087" calcext:value-type="float">
            <text:p>0,0947087</text:p>
          </table:table-cell>
          <table:table-cell office:value-type="float" office:value="0.094489" calcext:value-type="float">
            <text:p>0,094489</text:p>
          </table:table-cell>
          <table:table-cell office:value-type="float" office:value="0.0958474" calcext:value-type="float">
            <text:p>0,0958474</text:p>
          </table:table-cell>
          <table:table-cell office:value-type="float" office:value="0.0988065" calcext:value-type="float">
            <text:p>0,0988065</text:p>
          </table:table-cell>
          <table:table-cell office:value-type="float" office:value="0.0963236" calcext:value-type="float">
            <text:p>0,0963236</text:p>
          </table:table-cell>
          <table:table-cell office:value-type="float" office:value="0.0985126" calcext:value-type="float">
            <text:p>0,0985126</text:p>
          </table:table-cell>
          <table:table-cell office:value-type="float" office:value="0.0999805" calcext:value-type="float">
            <text:p>0,0999805</text:p>
          </table:table-cell>
          <table:table-cell table:formula="of:=[.Q48]+1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formula="of:=POWER(2;[.Q50])" office:value-type="float" office:value="4194304" calcext:value-type="float">
            <text:p>4194304</text:p>
          </table:table-cell>
          <table:table-cell office:value-type="float" office:value="0.4056563" calcext:value-type="float">
            <text:p>0,4056563</text:p>
          </table:table-cell>
          <table:table-cell office:value-type="float" office:value="0.2823797" calcext:value-type="float">
            <text:p>0,2823797</text:p>
          </table:table-cell>
          <table:table-cell office:value-type="float" office:value="0.2287775" calcext:value-type="float">
            <text:p>0,2287775</text:p>
          </table:table-cell>
          <table:table-cell office:value-type="float" office:value="0.1920703" calcext:value-type="float">
            <text:p>0,1920703</text:p>
          </table:table-cell>
          <table:table-cell office:value-type="float" office:value="0.1969705" calcext:value-type="float">
            <text:p>0,1969705</text:p>
          </table:table-cell>
          <table:table-cell office:value-type="float" office:value="0.2061368" calcext:value-type="float">
            <text:p>0,2061368</text:p>
          </table:table-cell>
          <table:table-cell office:value-type="float" office:value="0.1968253" calcext:value-type="float">
            <text:p>0,1968253</text:p>
          </table:table-cell>
          <table:table-cell office:value-type="float" office:value="0.1942993" calcext:value-type="float">
            <text:p>0,1942993</text:p>
          </table:table-cell>
          <table:table-cell office:value-type="float" office:value="0.1957443" calcext:value-type="float">
            <text:p>0,1957443</text:p>
          </table:table-cell>
          <table:table-cell office:value-type="float" office:value="0.1970269" calcext:value-type="float">
            <text:p>0,1970269</text:p>
          </table:table-cell>
          <table:table-cell office:value-type="float" office:value="0.2028106" calcext:value-type="float">
            <text:p>0,2028106</text:p>
          </table:table-cell>
          <table:table-cell office:value-type="float" office:value="0.2035423" calcext:value-type="float">
            <text:p>0,2035423</text:p>
          </table:table-cell>
          <table:table-cell office:value-type="float" office:value="0.2061397" calcext:value-type="float">
            <text:p>0,2061397</text:p>
          </table:table-cell>
          <table:table-cell office:value-type="float" office:value="0.2031648" calcext:value-type="float">
            <text:p>0,2031648</text:p>
          </table:table-cell>
          <table:table-cell office:value-type="float" office:value="0.2111827" calcext:value-type="float">
            <text:p>0,2111827</text:p>
          </table:table-cell>
          <table:table-cell table:formula="of:=[.Q49]+1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table:formula="of:=POWER(2;[.Q51])" office:value-type="float" office:value="8388608" calcext:value-type="float">
            <text:p>8388608</text:p>
          </table:table-cell>
          <table:table-cell office:value-type="float" office:value="0.8617573" calcext:value-type="float">
            <text:p>0,8617573</text:p>
          </table:table-cell>
          <table:table-cell office:value-type="float" office:value="0.5925103" calcext:value-type="float">
            <text:p>0,5925103</text:p>
          </table:table-cell>
          <table:table-cell office:value-type="float" office:value="0.4576802" calcext:value-type="float">
            <text:p>0,4576802</text:p>
          </table:table-cell>
          <table:table-cell office:value-type="float" office:value="0.3997895" calcext:value-type="float">
            <text:p>0,3997895</text:p>
          </table:table-cell>
          <table:table-cell office:value-type="float" office:value="0.4041386" calcext:value-type="float">
            <text:p>0,4041386</text:p>
          </table:table-cell>
          <table:table-cell office:value-type="float" office:value="0.4025352" calcext:value-type="float">
            <text:p>0,4025352</text:p>
          </table:table-cell>
          <table:table-cell office:value-type="float" office:value="0.407803" calcext:value-type="float">
            <text:p>0,407803</text:p>
          </table:table-cell>
          <table:table-cell office:value-type="float" office:value="0.4041879" calcext:value-type="float">
            <text:p>0,4041879</text:p>
          </table:table-cell>
          <table:table-cell office:value-type="float" office:value="0.4089197" calcext:value-type="float">
            <text:p>0,4089197</text:p>
          </table:table-cell>
          <table:table-cell office:value-type="float" office:value="0.4121156" calcext:value-type="float">
            <text:p>0,4121156</text:p>
          </table:table-cell>
          <table:table-cell office:value-type="float" office:value="0.4173737" calcext:value-type="float">
            <text:p>0,4173737</text:p>
          </table:table-cell>
          <table:table-cell office:value-type="float" office:value="0.413796" calcext:value-type="float">
            <text:p>0,413796</text:p>
          </table:table-cell>
          <table:table-cell office:value-type="float" office:value="0.4252794" calcext:value-type="float">
            <text:p>0,4252794</text:p>
          </table:table-cell>
          <table:table-cell office:value-type="float" office:value="0.4279861" calcext:value-type="float">
            <text:p>0,4279861</text:p>
          </table:table-cell>
          <table:table-cell office:value-type="float" office:value="0.4331515" calcext:value-type="float">
            <text:p>0,4331515</text:p>
          </table:table-cell>
          <table:table-cell table:formula="of:=[.Q50]+1" office:value-type="float" office:value="23" calcext:value-type="float">
            <text:p>23</text:p>
          </table:table-cell>
          <table:table-cell table:number-columns-repeated="1007"/>
        </table:table-row>
        <table:table-row table:style-name="ro1">
          <table:table-cell table:formula="of:=POWER(2;[.Q52])" office:value-type="float" office:value="16777216" calcext:value-type="float">
            <text:p>16777216</text:p>
          </table:table-cell>
          <table:table-cell office:value-type="float" office:value="1.7664075" calcext:value-type="float">
            <text:p>1,7664075</text:p>
          </table:table-cell>
          <table:table-cell office:value-type="float" office:value="1.2738063" calcext:value-type="float">
            <text:p>1,2738063</text:p>
          </table:table-cell>
          <table:table-cell office:value-type="float" office:value="1.1107182" calcext:value-type="float">
            <text:p>1,1107182</text:p>
          </table:table-cell>
          <table:table-cell office:value-type="float" office:value="0.8237573" calcext:value-type="float">
            <text:p>0,8237573</text:p>
          </table:table-cell>
          <table:table-cell office:value-type="float" office:value="0.8308864" calcext:value-type="float">
            <text:p>0,8308864</text:p>
          </table:table-cell>
          <table:table-cell office:value-type="float" office:value="0.8284791" calcext:value-type="float">
            <text:p>0,8284791</text:p>
          </table:table-cell>
          <table:table-cell office:value-type="float" office:value="0.8342993" calcext:value-type="float">
            <text:p>0,8342993</text:p>
          </table:table-cell>
          <table:table-cell office:value-type="float" office:value="0.8376467" calcext:value-type="float">
            <text:p>0,8376467</text:p>
          </table:table-cell>
          <table:table-cell office:value-type="float" office:value="0.8352958" calcext:value-type="float">
            <text:p>0,8352958</text:p>
          </table:table-cell>
          <table:table-cell office:value-type="float" office:value="0.8379619" calcext:value-type="float">
            <text:p>0,8379619</text:p>
          </table:table-cell>
          <table:table-cell office:value-type="float" office:value="0.8522717" calcext:value-type="float">
            <text:p>0,8522717</text:p>
          </table:table-cell>
          <table:table-cell office:value-type="float" office:value="0.8726262" calcext:value-type="float">
            <text:p>0,8726262</text:p>
          </table:table-cell>
          <table:table-cell office:value-type="float" office:value="0.8677474" calcext:value-type="float">
            <text:p>0,8677474</text:p>
          </table:table-cell>
          <table:table-cell office:value-type="float" office:value="0.8958631" calcext:value-type="float">
            <text:p>0,8958631</text:p>
          </table:table-cell>
          <table:table-cell office:value-type="float" office:value="0.9009163" calcext:value-type="float">
            <text:p>0,9009163</text:p>
          </table:table-cell>
          <table:table-cell table:formula="of:=[.Q51]+1" office:value-type="float" office:value="24" calcext:value-type="float">
            <text:p>24</text:p>
          </table:table-cell>
          <table:table-cell table:number-columns-repeated="100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que1" table:style-name="ta2">
        <table:table-column table:style-name="co3" table:number-columns-repeated="1024" table:default-cell-style-name="Default"/>
        <table:table-row table:style-name="ro2">
          <table:table-cell>
            <draw:frame table:end-cell-address="Graphique1.M38" table:end-x="7.78mm" table:end-y="1.91mm" draw:z-index="0" draw:name="Graphique 1" draw:style-name="gr2" draw:text-style-name="P2" svg:width="258.6mm" svg:height="168.98mm" svg:x="0mm" svg:y="0mm">
              <loext:p draw:notify-on-update-of-ranges="bench.A47:bench.A52 bench.A1:bench.A1 bench.E21:bench.E26 bench.A27:bench.A27 bench.E47:bench.E5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18mm 0.53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phique1" style:display-name="PageStyle_Graphiqu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nch" style:display-name="PageStyle_bench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</meta:initial-creator>
    <meta:creation-date>2018-05-11T12:06:31</meta:creation-date>
    <dc:date>2018-05-13T13:47:36.623317917</dc:date>
    <meta:generator>LibreOffice/5.1.6.2$Linux_X86_64 LibreOffice_project/10m0$Build-2</meta:generator>
    <meta:editing-duration>PT1M12S</meta:editing-duration>
    <meta:editing-cycles>1</meta:editing-cycles>
    <meta:document-statistic meta:table-count="2" meta:cell-count="882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0.533cm" svg:height="14.089cm" xlink:href=".." xlink:type="simple" chart:class="chart:line" chart:style-name="ch1">
        <chart:title svg:x="14.158cm" svg:y="0.416cm" chart:style-name="ch2">
          <text:p>Stealing</text:p>
        </chart:title>
        <chart:legend chart:legend-position="end" svg:x="27.599cm" svg:y="5.816cm" style:legend-expansion="high" chart:style-name="ch3"/>
        <chart:plot-area chart:style-name="ch4" table:cell-range-address="bench.A19:bench.F26" chart:data-source-has-labels="column" svg:x="1.67cm" svg:y="1.576cm" svg:width="25.319cm" svg:height="11.202cm">
          <chartooo:coordinate-region svg:x="2.45cm" svg:y="1.762cm" svg:width="23.691cm" svg:height="10.546cm"/>
          <chart:axis chart:dimension="x" chart:name="primary-x" chart:style-name="ch5" chartooo:axis-type="auto">
            <chartooo:date-scale/>
            <chart:title svg:x="12.571cm" svg:y="13.06cm" chart:style-name="ch6">
              <text:p>nombre de données</text:p>
            </chart:title>
            <chart:categories table:cell-range-address="bench.A19:bench.A26"/>
          </chart:axis>
          <chart:axis chart:dimension="y" chart:name="primary-y" chart:style-name="ch7">
            <chart:title svg:x="0.451cm" svg:y="8.048cm" chart:style-name="ch8">
              <text:p>secondes</text:p>
            </chart:title>
            <chart:grid chart:style-name="ch9" chart:class="major"/>
          </chart:axis>
          <chart:series chart:style-name="ch10" chart:values-cell-range-address="bench.B19:bench.B26" chart:class="chart:line">
            <chart:data-point chart:repeated="8"/>
          </chart:series>
          <chart:series chart:style-name="ch11" chart:values-cell-range-address="bench.C19:bench.C26" chart:class="chart:line">
            <chart:data-point chart:repeated="8"/>
          </chart:series>
          <chart:series chart:style-name="ch12" chart:values-cell-range-address="bench.D19:bench.D26" chart:class="chart:line">
            <chart:data-point chart:repeated="8"/>
          </chart:series>
          <chart:series chart:style-name="ch13" chart:values-cell-range-address="bench.E19:bench.E26" chart:class="chart:line">
            <chart:data-point chart:repeated="8"/>
          </chart:series>
          <chart:series chart:style-name="ch14" chart:values-cell-range-address="bench.F19:bench.F26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31072">
                <text:p>131072</text:p>
                <draw:g>
                  <svg:desc>bench.A19:bench.A26</svg:desc>
                </draw:g>
              </table:table-cell>
              <table:table-cell office:value-type="float" office:value="0.010526">
                <text:p>0.010526</text:p>
                <draw:g>
                  <svg:desc>bench.B19:bench.B26</svg:desc>
                </draw:g>
              </table:table-cell>
              <table:table-cell office:value-type="float" office:value="0.0084754">
                <text:p>0.0084754</text:p>
                <draw:g>
                  <svg:desc>bench.C19:bench.C26</svg:desc>
                </draw:g>
              </table:table-cell>
              <table:table-cell office:value-type="float" office:value="0.0067731">
                <text:p>0.0067731</text:p>
                <draw:g>
                  <svg:desc>bench.D19:bench.D26</svg:desc>
                </draw:g>
              </table:table-cell>
              <table:table-cell office:value-type="float" office:value="0.0065479">
                <text:p>0.0065479</text:p>
                <draw:g>
                  <svg:desc>bench.E19:bench.E26</svg:desc>
                </draw:g>
              </table:table-cell>
              <table:table-cell office:value-type="float" office:value="0.006323">
                <text:p>0.006323</text:p>
                <draw:g>
                  <svg:desc>bench.F19:bench.F26</svg:desc>
                </draw:g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229757">
                <text:p>0.0229757</text:p>
              </table:table-cell>
              <table:table-cell office:value-type="float" office:value="0.0197338">
                <text:p>0.0197338</text:p>
              </table:table-cell>
              <table:table-cell office:value-type="float" office:value="0.0142882">
                <text:p>0.0142882</text:p>
              </table:table-cell>
              <table:table-cell office:value-type="float" office:value="0.0114837">
                <text:p>0.0114837</text:p>
              </table:table-cell>
              <table:table-cell office:value-type="float" office:value="0.0111028">
                <text:p>0.011102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464772">
                <text:p>0.0464772</text:p>
              </table:table-cell>
              <table:table-cell office:value-type="float" office:value="0.0329725">
                <text:p>0.0329725</text:p>
              </table:table-cell>
              <table:table-cell office:value-type="float" office:value="0.0238608">
                <text:p>0.0238608</text:p>
              </table:table-cell>
              <table:table-cell office:value-type="float" office:value="0.0218589">
                <text:p>0.0218589</text:p>
              </table:table-cell>
              <table:table-cell office:value-type="float" office:value="0.0223714">
                <text:p>0.022371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940244">
                <text:p>0.0940244</text:p>
              </table:table-cell>
              <table:table-cell office:value-type="float" office:value="0.0735709">
                <text:p>0.0735709</text:p>
              </table:table-cell>
              <table:table-cell office:value-type="float" office:value="0.0487219">
                <text:p>0.0487219</text:p>
              </table:table-cell>
              <table:table-cell office:value-type="float" office:value="0.0437574">
                <text:p>0.0437574</text:p>
              </table:table-cell>
              <table:table-cell office:value-type="float" office:value="0.0433438">
                <text:p>0.043343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1956978">
                <text:p>0.1956978</text:p>
              </table:table-cell>
              <table:table-cell office:value-type="float" office:value="0.1205797">
                <text:p>0.1205797</text:p>
              </table:table-cell>
              <table:table-cell office:value-type="float" office:value="0.0983388">
                <text:p>0.0983388</text:p>
              </table:table-cell>
              <table:table-cell office:value-type="float" office:value="0.0882396">
                <text:p>0.0882396</text:p>
              </table:table-cell>
              <table:table-cell office:value-type="float" office:value="0.0883494">
                <text:p>0.088349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4174796">
                <text:p>0.4174796</text:p>
              </table:table-cell>
              <table:table-cell office:value-type="float" office:value="0.2796663">
                <text:p>0.2796663</text:p>
              </table:table-cell>
              <table:table-cell office:value-type="float" office:value="0.2089043">
                <text:p>0.2089043</text:p>
              </table:table-cell>
              <table:table-cell office:value-type="float" office:value="0.1924768">
                <text:p>0.1924768</text:p>
              </table:table-cell>
              <table:table-cell office:value-type="float" office:value="0.1868516">
                <text:p>0.186851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861735">
                <text:p>0.861735</text:p>
              </table:table-cell>
              <table:table-cell office:value-type="float" office:value="0.6607171">
                <text:p>0.6607171</text:p>
              </table:table-cell>
              <table:table-cell office:value-type="float" office:value="0.4202214">
                <text:p>0.4202214</text:p>
              </table:table-cell>
              <table:table-cell office:value-type="float" office:value="0.3716244">
                <text:p>0.3716244</text:p>
              </table:table-cell>
              <table:table-cell office:value-type="float" office:value="0.3671105">
                <text:p>0.3671105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.7549341">
                <text:p>1.7549341</text:p>
              </table:table-cell>
              <table:table-cell office:value-type="float" office:value="1.4479919">
                <text:p>1.4479919</text:p>
              </table:table-cell>
              <table:table-cell office:value-type="float" office:value="0.8442437">
                <text:p>0.8442437</text:p>
              </table:table-cell>
              <table:table-cell office:value-type="float" office:value="0.7803829">
                <text:p>0.7803829</text:p>
              </table:table-cell>
              <table:table-cell office:value-type="float" office:value="0.7583038">
                <text:p>0.7583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0.533cm" svg:height="14.036cm" xlink:href=".." xlink:type="simple" chart:class="chart:line" chart:style-name="ch1">
        <chart:title svg:x="14.237cm" svg:y="0.415cm" chart:style-name="ch2">
          <text:p>sharing</text:p>
        </chart:title>
        <chart:legend chart:legend-position="end" svg:x="27.599cm" svg:y="5.79cm" style:legend-expansion="high" chart:style-name="ch3"/>
        <chart:plot-area chart:style-name="ch4" table:cell-range-address="bench.A45:bench.F52" chart:data-source-has-labels="column" svg:x="1.67cm" svg:y="1.574cm" svg:width="25.319cm" svg:height="11.152cm">
          <chartooo:coordinate-region svg:x="2.45cm" svg:y="1.76cm" svg:width="23.691cm" svg:height="10.496cm"/>
          <chart:axis chart:dimension="x" chart:name="primary-x" chart:style-name="ch5" chartooo:axis-type="auto">
            <chartooo:date-scale/>
            <chart:title svg:x="12.571cm" svg:y="13.007cm" chart:style-name="ch6">
              <text:p>nombre de données</text:p>
            </chart:title>
            <chart:categories table:cell-range-address="bench.A45:bench.A52"/>
          </chart:axis>
          <chart:axis chart:dimension="y" chart:name="primary-y" chart:style-name="ch7">
            <chart:title svg:x="0.451cm" svg:y="8.021cm" chart:style-name="ch8">
              <text:p>secondes</text:p>
            </chart:title>
            <chart:grid chart:style-name="ch9" chart:class="major"/>
          </chart:axis>
          <chart:series chart:style-name="ch10" chart:values-cell-range-address="bench.B45:bench.B52" chart:class="chart:line">
            <chart:data-point chart:repeated="8"/>
          </chart:series>
          <chart:series chart:style-name="ch11" chart:values-cell-range-address="bench.C45:bench.C52" chart:class="chart:line">
            <chart:data-point chart:repeated="8"/>
          </chart:series>
          <chart:series chart:style-name="ch12" chart:values-cell-range-address="bench.D45:bench.D52" chart:class="chart:line">
            <chart:data-point chart:repeated="8"/>
          </chart:series>
          <chart:series chart:style-name="ch13" chart:values-cell-range-address="bench.E45:bench.E52" chart:class="chart:line">
            <chart:data-point chart:repeated="8"/>
          </chart:series>
          <chart:series chart:style-name="ch14" chart:values-cell-range-address="bench.F45:bench.F5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31072">
                <text:p>131072</text:p>
                <draw:g>
                  <svg:desc>bench.A45:bench.A52</svg:desc>
                </draw:g>
              </table:table-cell>
              <table:table-cell office:value-type="float" office:value="0.0105846">
                <text:p>0.0105846</text:p>
                <draw:g>
                  <svg:desc>bench.B45:bench.B52</svg:desc>
                </draw:g>
              </table:table-cell>
              <table:table-cell office:value-type="float" office:value="0.007637">
                <text:p>0.007637</text:p>
                <draw:g>
                  <svg:desc>bench.C45:bench.C52</svg:desc>
                </draw:g>
              </table:table-cell>
              <table:table-cell office:value-type="float" office:value="0.0056048">
                <text:p>0.0056048</text:p>
                <draw:g>
                  <svg:desc>bench.D45:bench.D52</svg:desc>
                </draw:g>
              </table:table-cell>
              <table:table-cell office:value-type="float" office:value="0.005282">
                <text:p>0.005282</text:p>
                <draw:g>
                  <svg:desc>bench.E45:bench.E52</svg:desc>
                </draw:g>
              </table:table-cell>
              <table:table-cell office:value-type="float" office:value="0.0053815">
                <text:p>0.0053815</text:p>
                <draw:g>
                  <svg:desc>bench.F45:bench.F52</svg:desc>
                </draw:g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219809">
                <text:p>0.0219809</text:p>
              </table:table-cell>
              <table:table-cell office:value-type="float" office:value="0.0149773">
                <text:p>0.0149773</text:p>
              </table:table-cell>
              <table:table-cell office:value-type="float" office:value="0.0115398">
                <text:p>0.0115398</text:p>
              </table:table-cell>
              <table:table-cell office:value-type="float" office:value="0.0107143">
                <text:p>0.0107143</text:p>
              </table:table-cell>
              <table:table-cell office:value-type="float" office:value="0.0107706">
                <text:p>0.010770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453205">
                <text:p>0.0453205</text:p>
              </table:table-cell>
              <table:table-cell office:value-type="float" office:value="0.0315426">
                <text:p>0.0315426</text:p>
              </table:table-cell>
              <table:table-cell office:value-type="float" office:value="0.0237168">
                <text:p>0.0237168</text:p>
              </table:table-cell>
              <table:table-cell office:value-type="float" office:value="0.0217984">
                <text:p>0.0217984</text:p>
              </table:table-cell>
              <table:table-cell office:value-type="float" office:value="0.0217705">
                <text:p>0.021770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952181">
                <text:p>0.0952181</text:p>
              </table:table-cell>
              <table:table-cell office:value-type="float" office:value="0.0613">
                <text:p>0.0613</text:p>
              </table:table-cell>
              <table:table-cell office:value-type="float" office:value="0.0510049">
                <text:p>0.0510049</text:p>
              </table:table-cell>
              <table:table-cell office:value-type="float" office:value="0.0455321">
                <text:p>0.0455321</text:p>
              </table:table-cell>
              <table:table-cell office:value-type="float" office:value="0.0450828">
                <text:p>0.045082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1957463">
                <text:p>0.1957463</text:p>
              </table:table-cell>
              <table:table-cell office:value-type="float" office:value="0.1313227">
                <text:p>0.1313227</text:p>
              </table:table-cell>
              <table:table-cell office:value-type="float" office:value="0.1088382">
                <text:p>0.1088382</text:p>
              </table:table-cell>
              <table:table-cell office:value-type="float" office:value="0.0934417">
                <text:p>0.0934417</text:p>
              </table:table-cell>
              <table:table-cell office:value-type="float" office:value="0.0934436">
                <text:p>0.09344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4056563">
                <text:p>0.4056563</text:p>
              </table:table-cell>
              <table:table-cell office:value-type="float" office:value="0.2823797">
                <text:p>0.2823797</text:p>
              </table:table-cell>
              <table:table-cell office:value-type="float" office:value="0.2287775">
                <text:p>0.2287775</text:p>
              </table:table-cell>
              <table:table-cell office:value-type="float" office:value="0.1920703">
                <text:p>0.1920703</text:p>
              </table:table-cell>
              <table:table-cell office:value-type="float" office:value="0.1969705">
                <text:p>0.196970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8617573">
                <text:p>0.8617573</text:p>
              </table:table-cell>
              <table:table-cell office:value-type="float" office:value="0.5925103">
                <text:p>0.5925103</text:p>
              </table:table-cell>
              <table:table-cell office:value-type="float" office:value="0.4576802">
                <text:p>0.4576802</text:p>
              </table:table-cell>
              <table:table-cell office:value-type="float" office:value="0.3997895">
                <text:p>0.3997895</text:p>
              </table:table-cell>
              <table:table-cell office:value-type="float" office:value="0.4041386">
                <text:p>0.404138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.7664075">
                <text:p>1.7664075</text:p>
              </table:table-cell>
              <table:table-cell office:value-type="float" office:value="1.2738063">
                <text:p>1.2738063</text:p>
              </table:table-cell>
              <table:table-cell office:value-type="float" office:value="1.1107182">
                <text:p>1.1107182</text:p>
              </table:table-cell>
              <table:table-cell office:value-type="float" office:value="0.8237573">
                <text:p>0.8237573</text:p>
              </table:table-cell>
              <table:table-cell office:value-type="float" office:value="0.8308864">
                <text:p>0.8308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861cm" svg:height="16.899cm" xlink:href=".." xlink:type="simple" chart:class="chart:line" chart:style-name="ch1">
        <chart:title svg:x="8.541cm" svg:y="0.472cm" chart:style-name="ch2">
          <text:p>stealing vs sharing (sur 4 threads)</text:p>
        </chart:title>
        <chart:plot-area chart:style-name="ch3" table:cell-range-address="bench.A47:bench.A52 bench.A1:bench.A1 bench.E21:bench.E26 bench.A27:bench.A27 bench.E47:bench.E52" chart:data-source-has-labels="both" svg:x="1.577cm" svg:y="1.688cm" svg:width="23.767cm" svg:height="14.874cm">
          <chartooo:coordinate-region svg:x="2.212cm" svg:y="1.874cm" svg:width="22.284cm" svg:height="14.218cm"/>
          <chart:axis chart:dimension="x" chart:name="primary-x" chart:style-name="ch4" chartooo:axis-type="auto">
            <chartooo:date-scale/>
            <chart:categories table:cell-range-address="bench.A47:bench.A52"/>
          </chart:axis>
          <chart:axis chart:dimension="y" chart:name="primary-y" chart:style-name="ch5">
            <chart:title svg:x="0.451cm" svg:y="9.996cm" chart:style-name="ch6">
              <text:p>secondes</text:p>
            </chart:title>
            <chart:grid chart:style-name="ch7" chart:class="major"/>
          </chart:axis>
          <chart:series chart:style-name="ch8" chart:values-cell-range-address="bench.E21:bench.E26" chart:label-cell-address="bench.A1:bench.A1" chart:class="chart:line">
            <chart:data-point chart:repeated="6"/>
          </chart:series>
          <chart:series chart:style-name="ch9" chart:values-cell-range-address="bench.E47:bench.E52" chart:label-cell-address="bench.A27:bench.A2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aling</text:p>
                <draw:g>
                  <svg:desc>bench.A1:bench.A1</svg:desc>
                </draw:g>
              </table:table-cell>
              <table:table-cell office:value-type="string">
                <text:p>sharing</text:p>
                <draw:g>
                  <svg:desc>bench.A27:bench.A27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bench.A47:bench.A52</svg:desc>
                </draw:g>
              </table:table-cell>
              <table:table-cell office:value-type="float" office:value="0.0218589">
                <text:p>0.0218589</text:p>
                <draw:g>
                  <svg:desc>bench.E21:bench.E26</svg:desc>
                </draw:g>
              </table:table-cell>
              <table:table-cell office:value-type="float" office:value="0.0217984">
                <text:p>0.0217984</text:p>
                <draw:g>
                  <svg:desc>bench.E47:bench.E52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437574">
                <text:p>0.0437574</text:p>
              </table:table-cell>
              <table:table-cell office:value-type="float" office:value="0.0455321">
                <text:p>0.045532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882396">
                <text:p>0.0882396</text:p>
              </table:table-cell>
              <table:table-cell office:value-type="float" office:value="0.0934417">
                <text:p>0.093441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1924768">
                <text:p>0.1924768</text:p>
              </table:table-cell>
              <table:table-cell office:value-type="float" office:value="0.1920703">
                <text:p>0.1920703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3716244">
                <text:p>0.3716244</text:p>
              </table:table-cell>
              <table:table-cell office:value-type="float" office:value="0.3997895">
                <text:p>0.3997895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7803829">
                <text:p>0.7803829</text:p>
              </table:table-cell>
              <table:table-cell office:value-type="float" office:value="0.8237573">
                <text:p>0.8237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ChartDash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02cm" svg:height="18.495cm" xlink:href=".." xlink:type="simple" chart:class="chart:line" chart:style-name="ch1">
        <chart:title svg:x="9.404cm" svg:y="0.505cm" chart:style-name="ch2">
          <text:p>Vitesse d'execution de quicksort sur 4 threads</text:p>
        </chart:title>
        <chart:legend chart:legend-position="bottom" svg:x="10.789cm" svg:y="17.712cm" style:legend-expansion="wide" chart:style-name="ch3"/>
        <chart:plot-area chart:style-name="ch4" table:cell-range-address="bench.A19:bench.A27 bench.B45:bench.B52 bench.E45:bench.E52 bench.A1:bench.A1 bench.E19:bench.E26" chart:data-source-has-labels="both" svg:x="1.573cm" svg:y="1.653cm" svg:width="25.967cm" svg:height="14.709cm">
          <chartooo:coordinate-region svg:x="2.3cm" svg:y="1.852cm" svg:width="24.497cm" svg:height="13.863cm"/>
          <chart:axis chart:dimension="x" chart:name="primary-x" chart:style-name="ch5" chartooo:axis-type="auto">
            <chartooo:date-scale/>
            <chart:title svg:x="13.176cm" svg:y="16.731cm" chart:style-name="ch6">
              <text:p>taille des données</text:p>
            </chart:title>
            <chart:categories table:cell-range-address="bench.A19:bench.A26"/>
            <chart:grid chart:style-name="ch7" chart:class="major"/>
          </chart:axis>
          <chart:axis chart:dimension="y" chart:name="primary-y" chart:style-name="ch5">
            <chart:title svg:x="0.451cm" svg:y="10.467cm" chart:style-name="ch8">
              <text:p>temps en secondes</text:p>
            </chart:title>
            <chart:grid chart:style-name="ch7" chart:class="major"/>
            <chart:grid chart:style-name="ch9" chart:class="minor"/>
          </chart:axis>
          <chart:series chart:style-name="ch10" chart:values-cell-range-address="bench.B45:bench.B52" loext:label-string="&quot;serial&quot;" chart:class="chart:line">
            <chart:data-point chart:repeated="8"/>
          </chart:series>
          <chart:series chart:style-name="ch11" chart:values-cell-range-address="bench.E45:bench.E52" chart:label-cell-address="bench.A27:bench.A27" chart:class="chart:line">
            <chart:data-point chart:repeated="8"/>
          </chart:series>
          <chart:series chart:style-name="ch12" chart:values-cell-range-address="bench.E19:bench.E26" chart:label-cell-address="bench.A1:bench.A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sharing</text:p>
                <draw:g>
                  <svg:desc>bench.A27:bench.A27</svg:desc>
                </draw:g>
              </table:table-cell>
              <table:table-cell office:value-type="string">
                <text:p>stealing</text:p>
                <draw:g>
                  <svg:desc>bench.A1:bench.A1</svg:desc>
                </draw:g>
              </table:table-cell>
            </table:table-row>
          </table:table-header-rows>
          <table:table-rows>
            <table:table-row>
              <table:table-cell office:value-type="float" office:value="131072">
                <text:p>131072</text:p>
                <draw:g>
                  <svg:desc>bench.A19:bench.A26</svg:desc>
                </draw:g>
              </table:table-cell>
              <table:table-cell office:value-type="float" office:value="0.0105846">
                <text:p>0.0105846</text:p>
                <draw:g>
                  <svg:desc>bench.B45:bench.B52</svg:desc>
                </draw:g>
              </table:table-cell>
              <table:table-cell office:value-type="float" office:value="0.005282">
                <text:p>0.005282</text:p>
                <draw:g>
                  <svg:desc>bench.E45:bench.E52</svg:desc>
                </draw:g>
              </table:table-cell>
              <table:table-cell office:value-type="float" office:value="0.0065479">
                <text:p>0.0065479</text:p>
                <draw:g>
                  <svg:desc>bench.E19:bench.E26</svg:desc>
                </draw:g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219809">
                <text:p>0.0219809</text:p>
              </table:table-cell>
              <table:table-cell office:value-type="float" office:value="0.0107143">
                <text:p>0.0107143</text:p>
              </table:table-cell>
              <table:table-cell office:value-type="float" office:value="0.0114837">
                <text:p>0.011483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453205">
                <text:p>0.0453205</text:p>
              </table:table-cell>
              <table:table-cell office:value-type="float" office:value="0.0217984">
                <text:p>0.0217984</text:p>
              </table:table-cell>
              <table:table-cell office:value-type="float" office:value="0.0218589">
                <text:p>0.0218589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952181">
                <text:p>0.0952181</text:p>
              </table:table-cell>
              <table:table-cell office:value-type="float" office:value="0.0455321">
                <text:p>0.0455321</text:p>
              </table:table-cell>
              <table:table-cell office:value-type="float" office:value="0.0437574">
                <text:p>0.043757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1957463">
                <text:p>0.1957463</text:p>
              </table:table-cell>
              <table:table-cell office:value-type="float" office:value="0.0934417">
                <text:p>0.0934417</text:p>
              </table:table-cell>
              <table:table-cell office:value-type="float" office:value="0.0882396">
                <text:p>0.088239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4056563">
                <text:p>0.4056563</text:p>
              </table:table-cell>
              <table:table-cell office:value-type="float" office:value="0.1920703">
                <text:p>0.1920703</text:p>
              </table:table-cell>
              <table:table-cell office:value-type="float" office:value="0.1924768">
                <text:p>0.192476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8617573">
                <text:p>0.8617573</text:p>
              </table:table-cell>
              <table:table-cell office:value-type="float" office:value="0.3997895">
                <text:p>0.3997895</text:p>
              </table:table-cell>
              <table:table-cell office:value-type="float" office:value="0.3716244">
                <text:p>0.371624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.7664075">
                <text:p>1.7664075</text:p>
              </table:table-cell>
              <table:table-cell office:value-type="float" office:value="0.8237573">
                <text:p>0.8237573</text:p>
              </table:table-cell>
              <table:table-cell office:value-type="float" office:value="0.7803829">
                <text:p>0.78038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2" draw:dots1-length="0.051cm" draw:dots2="3" draw:dots2-length="0.254cm" draw:distance="0.127cm"/>
  </office:styles>
</office:document-styles>
</file>